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6" table:default-cell-style-name="Default"/>
        <table:table-row table:style-name="ro1">
          <table:table-cell office:value-type="float" office:value="0.29806593" calcext:value-type="float">
            <text:p>0.29806593</text:p>
          </table:table-cell>
          <table:table-cell office:value-type="float" office:value="0.2984246" calcext:value-type="float">
            <text:p>0.2984246</text:p>
          </table:table-cell>
          <table:table-cell office:value-type="float" office:value="0.2997094" calcext:value-type="float">
            <text:p>0.2997094</text:p>
          </table:table-cell>
          <table:table-cell office:value-type="float" office:value="0.75465505" calcext:value-type="float">
            <text:p>0.75465505</text:p>
          </table:table-cell>
          <table:table-cell office:value-type="float" office:value="0.76627771" calcext:value-type="float">
            <text:p>0.76627771</text:p>
          </table:table-cell>
          <table:table-cell office:value-type="float" office:value="0.74182667" calcext:value-type="float">
            <text:p>0.74182667</text:p>
          </table:table-cell>
          <table:table-cell office:value-type="float" office:value="0.70612409" calcext:value-type="float">
            <text:p>0.70612409</text:p>
          </table:table-cell>
          <table:table-cell office:value-type="float" office:value="0.6988377" calcext:value-type="float">
            <text:p>0.6988377</text:p>
          </table:table-cell>
          <table:table-cell office:value-type="float" office:value="0.69096207" calcext:value-type="float">
            <text:p>0.69096207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.30221527" calcext:value-type="float">
            <text:p>0.30221527</text:p>
          </table:table-cell>
          <table:table-cell office:value-type="float" office:value="0.30262123" calcext:value-type="float">
            <text:p>0.30262123</text:p>
          </table:table-cell>
          <table:table-cell office:value-type="float" office:value="0.3005924" calcext:value-type="float">
            <text:p>0.3005924</text:p>
          </table:table-cell>
          <table:table-cell office:value-type="float" office:value="0.74454501" calcext:value-type="float">
            <text:p>0.74454501</text:p>
          </table:table-cell>
          <table:table-cell office:value-type="float" office:value="0.75148443" calcext:value-type="float">
            <text:p>0.75148443</text:p>
          </table:table-cell>
          <table:table-cell office:value-type="float" office:value="0.72456524" calcext:value-type="float">
            <text:p>0.72456524</text:p>
          </table:table-cell>
          <table:table-cell office:value-type="float" office:value="0.71472466" calcext:value-type="float">
            <text:p>0.71472466</text:p>
          </table:table-cell>
          <table:table-cell office:value-type="float" office:value="0.70850903" calcext:value-type="float">
            <text:p>0.70850903</text:p>
          </table:table-cell>
          <table:table-cell office:value-type="float" office:value="0.70813198" calcext:value-type="float">
            <text:p>0.7081319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.33706343" calcext:value-type="float">
            <text:p>0.33706343</text:p>
          </table:table-cell>
          <table:table-cell office:value-type="float" office:value="0.3370337" calcext:value-type="float">
            <text:p>0.3370337</text:p>
          </table:table-cell>
          <table:table-cell office:value-type="float" office:value="0.3370745" calcext:value-type="float">
            <text:p>0.3370745</text:p>
          </table:table-cell>
          <table:table-cell office:value-type="float" office:value="0.73274278" calcext:value-type="float">
            <text:p>0.73274278</text:p>
          </table:table-cell>
          <table:table-cell office:value-type="float" office:value="0.73923808" calcext:value-type="float">
            <text:p>0.73923808</text:p>
          </table:table-cell>
          <table:table-cell office:value-type="float" office:value="0.72840615" calcext:value-type="float">
            <text:p>0.72840615</text:p>
          </table:table-cell>
          <table:table-cell office:value-type="float" office:value="0.74169199" calcext:value-type="float">
            <text:p>0.74169199</text:p>
          </table:table-cell>
          <table:table-cell office:value-type="float" office:value="0.72796434" calcext:value-type="float">
            <text:p>0.72796434</text:p>
          </table:table-cell>
          <table:table-cell office:value-type="float" office:value="0.7365981" calcext:value-type="float">
            <text:p>0.736598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0.41899765" calcext:value-type="float">
            <text:p>0.41899765</text:p>
          </table:table-cell>
          <table:table-cell office:value-type="float" office:value="0.41699311" calcext:value-type="float">
            <text:p>0.41699311</text:p>
          </table:table-cell>
          <table:table-cell office:value-type="float" office:value="0.40338663" calcext:value-type="float">
            <text:p>0.40338663</text:p>
          </table:table-cell>
          <table:table-cell office:value-type="float" office:value="0.66052122" calcext:value-type="float">
            <text:p>0.66052122</text:p>
          </table:table-cell>
          <table:table-cell office:value-type="float" office:value="0.66669633" calcext:value-type="float">
            <text:p>0.66669633</text:p>
          </table:table-cell>
          <table:table-cell office:value-type="float" office:value="0.63870056" calcext:value-type="float">
            <text:p>0.63870056</text:p>
          </table:table-cell>
          <table:table-cell office:value-type="float" office:value="0.62103501" calcext:value-type="float">
            <text:p>0.62103501</text:p>
          </table:table-cell>
          <table:table-cell office:value-type="float" office:value="0.60153693" calcext:value-type="float">
            <text:p>0.60153693</text:p>
          </table:table-cell>
          <table:table-cell office:value-type="float" office:value="0.60630265" calcext:value-type="float">
            <text:p>0.6063026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.45706461" calcext:value-type="float">
            <text:p>0.45706461</text:p>
          </table:table-cell>
          <table:table-cell office:value-type="float" office:value="0.4567273" calcext:value-type="float">
            <text:p>0.4567273</text:p>
          </table:table-cell>
          <table:table-cell office:value-type="float" office:value="0.4529535" calcext:value-type="float">
            <text:p>0.4529535</text:p>
          </table:table-cell>
          <table:table-cell office:value-type="float" office:value="0.69496445" calcext:value-type="float">
            <text:p>0.69496445</text:p>
          </table:table-cell>
          <table:table-cell office:value-type="float" office:value="0.70065912" calcext:value-type="float">
            <text:p>0.70065912</text:p>
          </table:table-cell>
          <table:table-cell office:value-type="float" office:value="0.66996395" calcext:value-type="float">
            <text:p>0.66996395</text:p>
          </table:table-cell>
          <table:table-cell office:value-type="float" office:value="0.66972469" calcext:value-type="float">
            <text:p>0.66972469</text:p>
          </table:table-cell>
          <table:table-cell office:value-type="float" office:value="0.6505178" calcext:value-type="float">
            <text:p>0.6505178</text:p>
          </table:table-cell>
          <table:table-cell office:value-type="float" office:value="0.65838513" calcext:value-type="float">
            <text:p>0.6583851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.5107257" calcext:value-type="float">
            <text:p>0.5107257</text:p>
          </table:table-cell>
          <table:table-cell office:value-type="float" office:value="0.51071867" calcext:value-type="float">
            <text:p>0.51071867</text:p>
          </table:table-cell>
          <table:table-cell office:value-type="float" office:value="0.51109433" calcext:value-type="float">
            <text:p>0.51109433</text:p>
          </table:table-cell>
          <table:table-cell office:value-type="float" office:value="0.72774681" calcext:value-type="float">
            <text:p>0.72774681</text:p>
          </table:table-cell>
          <table:table-cell office:value-type="float" office:value="0.73414396" calcext:value-type="float">
            <text:p>0.73414396</text:p>
          </table:table-cell>
          <table:table-cell office:value-type="float" office:value="0.71859335" calcext:value-type="float">
            <text:p>0.71859335</text:p>
          </table:table-cell>
          <table:table-cell office:value-type="float" office:value="0.73379579" calcext:value-type="float">
            <text:p>0.73379579</text:p>
          </table:table-cell>
          <table:table-cell office:value-type="float" office:value="0.71076507" calcext:value-type="float">
            <text:p>0.71076507</text:p>
          </table:table-cell>
          <table:table-cell office:value-type="float" office:value="0.72639427" calcext:value-type="float">
            <text:p>0.72639427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74920456" calcext:value-type="float">
            <text:p>0.74920456</text:p>
          </table:table-cell>
          <table:table-cell office:value-type="float" office:value="0.74909796" calcext:value-type="float">
            <text:p>0.74909796</text:p>
          </table:table-cell>
          <table:table-cell office:value-type="float" office:value="0.74023403" calcext:value-type="float">
            <text:p>0.74023403</text:p>
          </table:table-cell>
          <table:table-cell office:value-type="float" office:value="0.74149032" calcext:value-type="float">
            <text:p>0.74149032</text:p>
          </table:table-cell>
          <table:table-cell office:value-type="float" office:value="0.71675103" calcext:value-type="float">
            <text:p>0.71675103</text:p>
          </table:table-cell>
          <table:table-cell office:value-type="float" office:value="0.73326612" calcext:value-type="float">
            <text:p>0.7332661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.59726561" calcext:value-type="float">
            <text:p>0.59726561</text:p>
          </table:table-cell>
          <table:table-cell office:value-type="float" office:value="0.59303238" calcext:value-type="float">
            <text:p>0.59303238</text:p>
          </table:table-cell>
          <table:table-cell office:value-type="float" office:value="0.57314142" calcext:value-type="float">
            <text:p>0.57314142</text:p>
          </table:table-cell>
          <table:table-cell office:value-type="float" office:value="0.82262141" calcext:value-type="float">
            <text:p>0.82262141</text:p>
          </table:table-cell>
          <table:table-cell office:value-type="float" office:value="0.83206888" calcext:value-type="float">
            <text:p>0.83206888</text:p>
          </table:table-cell>
          <table:table-cell office:value-type="float" office:value="0.81264269" calcext:value-type="float">
            <text:p>0.81264269</text:p>
          </table:table-cell>
          <table:table-cell office:value-type="float" office:value="0.78447216" calcext:value-type="float">
            <text:p>0.78447216</text:p>
          </table:table-cell>
          <table:table-cell office:value-type="float" office:value="0.7560288" calcext:value-type="float">
            <text:p>0.7560288</text:p>
          </table:table-cell>
          <table:table-cell office:value-type="float" office:value="0.76448873" calcext:value-type="float">
            <text:p>0.7644887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.57334805" calcext:value-type="float">
            <text:p>0.57334805</text:p>
          </table:table-cell>
          <table:table-cell office:value-type="float" office:value="0.57428371" calcext:value-type="float">
            <text:p>0.57428371</text:p>
          </table:table-cell>
          <table:table-cell office:value-type="float" office:value="0.57054701" calcext:value-type="float">
            <text:p>0.57054701</text:p>
          </table:table-cell>
          <table:table-cell office:value-type="float" office:value="0.80370207" calcext:value-type="float">
            <text:p>0.80370207</text:p>
          </table:table-cell>
          <table:table-cell office:value-type="float" office:value="0.80922777" calcext:value-type="float">
            <text:p>0.80922777</text:p>
          </table:table-cell>
          <table:table-cell office:value-type="float" office:value="0.77796095" calcext:value-type="float">
            <text:p>0.77796095</text:p>
          </table:table-cell>
          <table:table-cell office:value-type="float" office:value="0.77738978" calcext:value-type="float">
            <text:p>0.77738978</text:p>
          </table:table-cell>
          <table:table-cell office:value-type="float" office:value="0.75231223" calcext:value-type="float">
            <text:p>0.75231223</text:p>
          </table:table-cell>
          <table:table-cell office:value-type="float" office:value="0.76769643" calcext:value-type="float">
            <text:p>0.7676964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.56182277" calcext:value-type="float">
            <text:p>0.56182277</text:p>
          </table:table-cell>
          <table:table-cell office:value-type="float" office:value="0.5622187" calcext:value-type="float">
            <text:p>0.5622187</text:p>
          </table:table-cell>
          <table:table-cell office:value-type="float" office:value="0.562058" calcext:value-type="float">
            <text:p>0.562058</text:p>
          </table:table-cell>
          <table:table-cell office:value-type="float" office:value="0.7785497" calcext:value-type="float">
            <text:p>0.7785497</text:p>
          </table:table-cell>
          <table:table-cell office:value-type="float" office:value="0.78389003" calcext:value-type="float">
            <text:p>0.78389003</text:p>
          </table:table-cell>
          <table:table-cell office:value-type="float" office:value="0.76799904" calcext:value-type="float">
            <text:p>0.76799904</text:p>
          </table:table-cell>
          <table:table-cell office:value-type="float" office:value="0.78118429" calcext:value-type="float">
            <text:p>0.78118429</text:p>
          </table:table-cell>
          <table:table-cell office:value-type="float" office:value="0.74877277" calcext:value-type="float">
            <text:p>0.74877277</text:p>
          </table:table-cell>
          <table:table-cell office:value-type="float" office:value="0.76664747" calcext:value-type="float">
            <text:p>0.76664747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79050936" calcext:value-type="float">
            <text:p>0.79050936</text:p>
          </table:table-cell>
          <table:table-cell office:value-type="float" office:value="0.7919333" calcext:value-type="float">
            <text:p>0.7919333</text:p>
          </table:table-cell>
          <table:table-cell office:value-type="float" office:value="0.77834207" calcext:value-type="float">
            <text:p>0.77834207</text:p>
          </table:table-cell>
          <table:table-cell office:value-type="float" office:value="0.78503531" calcext:value-type="float">
            <text:p>0.78503531</text:p>
          </table:table-cell>
          <table:table-cell office:value-type="float" office:value="0.7400661" calcext:value-type="float">
            <text:p>0.7400661</text:p>
          </table:table-cell>
          <table:table-cell office:value-type="float" office:value="0.77202097" calcext:value-type="float">
            <text:p>0.77202097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40"/>
        </table:table-row>
        <table:table-row table:style-name="ro1">
          <table:table-cell table:formula="of:=TEXT(ROUND([.A1]; 3); &quot;0.000&quot;)" office:value-type="string" office:string-value="0.298" calcext:value-type="string">
            <text:p>0.298</text:p>
          </table:table-cell>
          <table:table-cell table:formula="of:=TEXT(ROUND([.B1]; 3); &quot;0.000&quot;)" office:value-type="string" office:string-value="0.298" calcext:value-type="string">
            <text:p>0.298</text:p>
          </table:table-cell>
          <table:table-cell table:formula="of:=TEXT(ROUND([.C1]; 3); &quot;0.000&quot;)" office:value-type="string" office:string-value="0.300" calcext:value-type="string">
            <text:p>0.300</text:p>
          </table:table-cell>
          <table:table-cell table:formula="of:=TEXT(ROUND([.D1]; 3); &quot;0.000&quot;)" office:value-type="string" office:string-value="0.755" calcext:value-type="string">
            <text:p>0.755</text:p>
          </table:table-cell>
          <table:table-cell table:formula="of:=TEXT(ROUND([.E1]; 3); &quot;0.000&quot;)" office:value-type="string" office:string-value="0.766" calcext:value-type="string">
            <text:p>0.766</text:p>
          </table:table-cell>
          <table:table-cell table:formula="of:=TEXT(ROUND([.F1]; 3); &quot;0.000&quot;)" office:value-type="string" office:string-value="0.742" calcext:value-type="string">
            <text:p>0.742</text:p>
          </table:table-cell>
          <table:table-cell table:formula="of:=TEXT(ROUND([.G1]; 3); &quot;0.000&quot;)" office:value-type="string" office:string-value="0.706" calcext:value-type="string">
            <text:p>0.706</text:p>
          </table:table-cell>
          <table:table-cell table:formula="of:=TEXT(ROUND([.H1]; 3); &quot;0.000&quot;)" office:value-type="string" office:string-value="0.699" calcext:value-type="string">
            <text:p>0.699</text:p>
          </table:table-cell>
          <table:table-cell table:formula="of:=TEXT(ROUND([.I1]; 3); &quot;0.000&quot;)" office:value-type="string" office:string-value="0.691" calcext:value-type="string">
            <text:p>0.691</text:p>
          </table:table-cell>
          <table:table-cell/>
          <table:table-cell table:formula="of:=IF([.K1] = 1; &quot;\textdagger&quot;; &quot;&quot;)" office:value-type="string" office:string-value="\textdagger" calcext:value-type="string">
            <text:p>\textdagger</text:p>
          </table:table-cell>
          <table:table-cell table:formula="of:=IF([.L1] = 1; &quot;\textdagger&quot;; &quot;&quot;)" office:value-type="string" office:string-value="\textdagger" calcext:value-type="string">
            <text:p>\textdagger</text:p>
          </table:table-cell>
          <table:table-cell table:formula="of:=IF([.M1] = 1; &quot;\textdagger&quot;; &quot;&quot;)" office:value-type="string" office:string-value="\textdagger" calcext:value-type="string">
            <text:p>\textdagger</text:p>
          </table:table-cell>
          <table:table-cell table:formula="of:=IF([.N1] = 1; &quot;\textdagger&quot;; &quot;&quot;)">
            <text:p/>
          </table:table-cell>
          <table:table-cell table:formula="of:=IF([.O1] = 1; &quot;\textdagger&quot;; &quot;&quot;)">
            <text:p/>
          </table:table-cell>
          <table:table-cell table:formula="of:=IF([.P1] = 1; &quot;\textdagger&quot;; &quot;&quot;)">
            <text:p/>
          </table:table-cell>
          <table:table-cell table:formula="of:=IF([.Q1] = 1; &quot;\textdagger&quot;; &quot;&quot;)" office:value-type="string" office:string-value="\textdagger" calcext:value-type="string">
            <text:p>\textdagger</text:p>
          </table:table-cell>
          <table:table-cell table:formula="of:=IF([.R1] = 1; &quot;\textdagger&quot;; &quot;&quot;)" office:value-type="string" office:string-value="\textdagger" calcext:value-type="string">
            <text:p>\textdagger</text:p>
          </table:table-cell>
          <table:table-cell table:formula="of:=IF([.S1] = 1; &quot;\textdagger&quot;; &quot;&quot;)" office:value-type="string" office:string-value="\textdagger" calcext:value-type="string">
            <text:p>\textdagger</text:p>
          </table:table-cell>
          <table:table-cell table:number-columns-repeated="21"/>
        </table:table-row>
        <table:table-row table:style-name="ro1">
          <table:table-cell table:formula="of:=TEXT(ROUND([.A2]; 3); &quot;0.000&quot;)" office:value-type="string" office:string-value="0.302" calcext:value-type="string">
            <text:p>0.302</text:p>
          </table:table-cell>
          <table:table-cell table:formula="of:=TEXT(ROUND([.B2]; 3); &quot;0.000&quot;)" office:value-type="string" office:string-value="0.303" calcext:value-type="string">
            <text:p>0.303</text:p>
          </table:table-cell>
          <table:table-cell table:formula="of:=TEXT(ROUND([.C2]; 3); &quot;0.000&quot;)" office:value-type="string" office:string-value="0.301" calcext:value-type="string">
            <text:p>0.301</text:p>
          </table:table-cell>
          <table:table-cell table:formula="of:=TEXT(ROUND([.D2]; 3); &quot;0.000&quot;)" office:value-type="string" office:string-value="0.745" calcext:value-type="string">
            <text:p>0.745</text:p>
          </table:table-cell>
          <table:table-cell table:formula="of:=TEXT(ROUND([.E2]; 3); &quot;0.000&quot;)" office:value-type="string" office:string-value="0.751" calcext:value-type="string">
            <text:p>0.751</text:p>
          </table:table-cell>
          <table:table-cell table:formula="of:=TEXT(ROUND([.F2]; 3); &quot;0.000&quot;)" office:value-type="string" office:string-value="0.725" calcext:value-type="string">
            <text:p>0.725</text:p>
          </table:table-cell>
          <table:table-cell table:formula="of:=TEXT(ROUND([.G2]; 3); &quot;0.000&quot;)" office:value-type="string" office:string-value="0.715" calcext:value-type="string">
            <text:p>0.715</text:p>
          </table:table-cell>
          <table:table-cell table:formula="of:=TEXT(ROUND([.H2]; 3); &quot;0.000&quot;)" office:value-type="string" office:string-value="0.709" calcext:value-type="string">
            <text:p>0.709</text:p>
          </table:table-cell>
          <table:table-cell table:formula="of:=TEXT(ROUND([.I2]; 3); &quot;0.000&quot;)" office:value-type="string" office:string-value="0.708" calcext:value-type="string">
            <text:p>0.708</text:p>
          </table:table-cell>
          <table:table-cell/>
          <table:table-cell table:formula="of:=IF([.K2] = 1; &quot;\textdagger&quot;; &quot;&quot;)" office:value-type="string" office:string-value="\textdagger" calcext:value-type="string">
            <text:p>\textdagger</text:p>
          </table:table-cell>
          <table:table-cell table:formula="of:=IF([.L2] = 1; &quot;\textdagger&quot;; &quot;&quot;)" office:value-type="string" office:string-value="\textdagger" calcext:value-type="string">
            <text:p>\textdagger</text:p>
          </table:table-cell>
          <table:table-cell table:formula="of:=IF([.M2] = 1; &quot;\textdagger&quot;; &quot;&quot;)" office:value-type="string" office:string-value="\textdagger" calcext:value-type="string">
            <text:p>\textdagger</text:p>
          </table:table-cell>
          <table:table-cell table:formula="of:=IF([.N2] = 1; &quot;\textdagger&quot;; &quot;&quot;)">
            <text:p/>
          </table:table-cell>
          <table:table-cell table:formula="of:=IF([.O2] = 1; &quot;\textdagger&quot;; &quot;&quot;)">
            <text:p/>
          </table:table-cell>
          <table:table-cell table:formula="of:=IF([.P2] = 1; &quot;\textdagger&quot;; &quot;&quot;)" office:value-type="string" office:string-value="\textdagger" calcext:value-type="string">
            <text:p>\textdagger</text:p>
          </table:table-cell>
          <table:table-cell table:formula="of:=IF([.Q2] = 1; &quot;\textdagger&quot;; &quot;&quot;)" office:value-type="string" office:string-value="\textdagger" calcext:value-type="string">
            <text:p>\textdagger</text:p>
          </table:table-cell>
          <table:table-cell table:formula="of:=IF([.R2] = 1; &quot;\textdagger&quot;; &quot;&quot;)" office:value-type="string" office:string-value="\textdagger" calcext:value-type="string">
            <text:p>\textdagger</text:p>
          </table:table-cell>
          <table:table-cell table:formula="of:=IF([.S2] = 1; &quot;\textdagger&quot;; &quot;&quot;)" office:value-type="string" office:string-value="\textdagger" calcext:value-type="string">
            <text:p>\textdagger</text:p>
          </table:table-cell>
          <table:table-cell table:number-columns-repeated="21"/>
        </table:table-row>
        <table:table-row table:style-name="ro1">
          <table:table-cell table:formula="of:=TEXT(ROUND([.A3]; 3); &quot;0.000&quot;)" office:value-type="string" office:string-value="0.337" calcext:value-type="string">
            <text:p>0.337</text:p>
          </table:table-cell>
          <table:table-cell table:formula="of:=TEXT(ROUND([.B3]; 3); &quot;0.000&quot;)" office:value-type="string" office:string-value="0.337" calcext:value-type="string">
            <text:p>0.337</text:p>
          </table:table-cell>
          <table:table-cell table:formula="of:=TEXT(ROUND([.C3]; 3); &quot;0.000&quot;)" office:value-type="string" office:string-value="0.337" calcext:value-type="string">
            <text:p>0.337</text:p>
          </table:table-cell>
          <table:table-cell table:formula="of:=TEXT(ROUND([.D3]; 3); &quot;0.000&quot;)" office:value-type="string" office:string-value="0.733" calcext:value-type="string">
            <text:p>0.733</text:p>
          </table:table-cell>
          <table:table-cell table:formula="of:=TEXT(ROUND([.E3]; 3); &quot;0.000&quot;)" office:value-type="string" office:string-value="0.739" calcext:value-type="string">
            <text:p>0.739</text:p>
          </table:table-cell>
          <table:table-cell table:formula="of:=TEXT(ROUND([.F3]; 3); &quot;0.000&quot;)" office:value-type="string" office:string-value="0.728" calcext:value-type="string">
            <text:p>0.728</text:p>
          </table:table-cell>
          <table:table-cell table:formula="of:=TEXT(ROUND([.G3]; 3); &quot;0.000&quot;)" office:value-type="string" office:string-value="0.742" calcext:value-type="string">
            <text:p>0.742</text:p>
          </table:table-cell>
          <table:table-cell table:formula="of:=TEXT(ROUND([.H3]; 3); &quot;0.000&quot;)" office:value-type="string" office:string-value="0.728" calcext:value-type="string">
            <text:p>0.728</text:p>
          </table:table-cell>
          <table:table-cell table:formula="of:=TEXT(ROUND([.I3]; 3); &quot;0.000&quot;)" office:value-type="string" office:string-value="0.737" calcext:value-type="string">
            <text:p>0.737</text:p>
          </table:table-cell>
          <table:table-cell/>
          <table:table-cell table:formula="of:=IF([.K3] = 1; &quot;\textdagger&quot;; &quot;&quot;)" office:value-type="string" office:string-value="\textdagger" calcext:value-type="string">
            <text:p>\textdagger</text:p>
          </table:table-cell>
          <table:table-cell table:formula="of:=IF([.L3] = 1; &quot;\textdagger&quot;; &quot;&quot;)" office:value-type="string" office:string-value="\textdagger" calcext:value-type="string">
            <text:p>\textdagger</text:p>
          </table:table-cell>
          <table:table-cell table:formula="of:=IF([.M3] = 1; &quot;\textdagger&quot;; &quot;&quot;)" office:value-type="string" office:string-value="\textdagger" calcext:value-type="string">
            <text:p>\textdagger</text:p>
          </table:table-cell>
          <table:table-cell table:formula="of:=IF([.N3] = 1; &quot;\textdagger&quot;; &quot;&quot;)">
            <text:p/>
          </table:table-cell>
          <table:table-cell table:formula="of:=IF([.O3] = 1; &quot;\textdagger&quot;; &quot;&quot;)">
            <text:p/>
          </table:table-cell>
          <table:table-cell table:formula="of:=IF([.P3] = 1; &quot;\textdagger&quot;; &quot;&quot;)" office:value-type="string" office:string-value="\textdagger" calcext:value-type="string">
            <text:p>\textdagger</text:p>
          </table:table-cell>
          <table:table-cell table:formula="of:=IF([.Q3] = 1; &quot;\textdagger&quot;; &quot;&quot;)">
            <text:p/>
          </table:table-cell>
          <table:table-cell table:formula="of:=IF([.R3] = 1; &quot;\textdagger&quot;; &quot;&quot;)" office:value-type="string" office:string-value="\textdagger" calcext:value-type="string">
            <text:p>\textdagger</text:p>
          </table:table-cell>
          <table:table-cell table:formula="of:=IF([.S3] = 1; &quot;\textdagger&quot;; &quot;&quot;)">
            <text:p/>
          </table:table-cell>
          <table:table-cell table:number-columns-repeated="21"/>
        </table:table-row>
        <table:table-row table:style-name="ro1">
          <table:table-cell table:formula="of:=TEXT(ROUND([.A4]; 3); &quot;0.000&quot;)" office:value-type="string" office:string-value="0.419" calcext:value-type="string">
            <text:p>0.419</text:p>
          </table:table-cell>
          <table:table-cell table:formula="of:=TEXT(ROUND([.B4]; 3); &quot;0.000&quot;)" office:value-type="string" office:string-value="0.417" calcext:value-type="string">
            <text:p>0.417</text:p>
          </table:table-cell>
          <table:table-cell table:formula="of:=TEXT(ROUND([.C4]; 3); &quot;0.000&quot;)" office:value-type="string" office:string-value="0.403" calcext:value-type="string">
            <text:p>0.403</text:p>
          </table:table-cell>
          <table:table-cell table:formula="of:=TEXT(ROUND([.D4]; 3); &quot;0.000&quot;)" office:value-type="string" office:string-value="0.661" calcext:value-type="string">
            <text:p>0.661</text:p>
          </table:table-cell>
          <table:table-cell table:formula="of:=TEXT(ROUND([.E4]; 3); &quot;0.000&quot;)" office:value-type="string" office:string-value="0.667" calcext:value-type="string">
            <text:p>0.667</text:p>
          </table:table-cell>
          <table:table-cell table:formula="of:=TEXT(ROUND([.F4]; 3); &quot;0.000&quot;)" office:value-type="string" office:string-value="0.639" calcext:value-type="string">
            <text:p>0.639</text:p>
          </table:table-cell>
          <table:table-cell table:formula="of:=TEXT(ROUND([.G4]; 3); &quot;0.000&quot;)" office:value-type="string" office:string-value="0.621" calcext:value-type="string">
            <text:p>0.621</text:p>
          </table:table-cell>
          <table:table-cell table:formula="of:=TEXT(ROUND([.H4]; 3); &quot;0.000&quot;)" office:value-type="string" office:string-value="0.602" calcext:value-type="string">
            <text:p>0.602</text:p>
          </table:table-cell>
          <table:table-cell table:formula="of:=TEXT(ROUND([.I4]; 3); &quot;0.000&quot;)" office:value-type="string" office:string-value="0.606" calcext:value-type="string">
            <text:p>0.606</text:p>
          </table:table-cell>
          <table:table-cell/>
          <table:table-cell table:formula="of:=IF([.K4] = 1; &quot;\textdagger&quot;; &quot;&quot;)" office:value-type="string" office:string-value="\textdagger" calcext:value-type="string">
            <text:p>\textdagger</text:p>
          </table:table-cell>
          <table:table-cell table:formula="of:=IF([.L4] = 1; &quot;\textdagger&quot;; &quot;&quot;)" office:value-type="string" office:string-value="\textdagger" calcext:value-type="string">
            <text:p>\textdagger</text:p>
          </table:table-cell>
          <table:table-cell table:formula="of:=IF([.M4] = 1; &quot;\textdagger&quot;; &quot;&quot;)" office:value-type="string" office:string-value="\textdagger" calcext:value-type="string">
            <text:p>\textdagger</text:p>
          </table:table-cell>
          <table:table-cell table:formula="of:=IF([.N4] = 1; &quot;\textdagger&quot;; &quot;&quot;)">
            <text:p/>
          </table:table-cell>
          <table:table-cell table:formula="of:=IF([.O4] = 1; &quot;\textdagger&quot;; &quot;&quot;)">
            <text:p/>
          </table:table-cell>
          <table:table-cell table:formula="of:=IF([.P4] = 1; &quot;\textdagger&quot;; &quot;&quot;)" office:value-type="string" office:string-value="\textdagger" calcext:value-type="string">
            <text:p>\textdagger</text:p>
          </table:table-cell>
          <table:table-cell table:formula="of:=IF([.Q4] = 1; &quot;\textdagger&quot;; &quot;&quot;)" office:value-type="string" office:string-value="\textdagger" calcext:value-type="string">
            <text:p>\textdagger</text:p>
          </table:table-cell>
          <table:table-cell table:formula="of:=IF([.R4] = 1; &quot;\textdagger&quot;; &quot;&quot;)" office:value-type="string" office:string-value="\textdagger" calcext:value-type="string">
            <text:p>\textdagger</text:p>
          </table:table-cell>
          <table:table-cell table:formula="of:=IF([.S4] = 1; &quot;\textdagger&quot;; &quot;&quot;)" office:value-type="string" office:string-value="\textdagger" calcext:value-type="string">
            <text:p>\textdagger</text:p>
          </table:table-cell>
          <table:table-cell table:number-columns-repeated="21"/>
        </table:table-row>
        <table:table-row table:style-name="ro1">
          <table:table-cell table:formula="of:=TEXT(ROUND([.A5]; 3); &quot;0.000&quot;)" office:value-type="string" office:string-value="0.457" calcext:value-type="string">
            <text:p>0.457</text:p>
          </table:table-cell>
          <table:table-cell table:formula="of:=TEXT(ROUND([.B5]; 3); &quot;0.000&quot;)" office:value-type="string" office:string-value="0.457" calcext:value-type="string">
            <text:p>0.457</text:p>
          </table:table-cell>
          <table:table-cell table:formula="of:=TEXT(ROUND([.C5]; 3); &quot;0.000&quot;)" office:value-type="string" office:string-value="0.453" calcext:value-type="string">
            <text:p>0.453</text:p>
          </table:table-cell>
          <table:table-cell table:formula="of:=TEXT(ROUND([.D5]; 3); &quot;0.000&quot;)" office:value-type="string" office:string-value="0.695" calcext:value-type="string">
            <text:p>0.695</text:p>
          </table:table-cell>
          <table:table-cell table:formula="of:=TEXT(ROUND([.E5]; 3); &quot;0.000&quot;)" office:value-type="string" office:string-value="0.701" calcext:value-type="string">
            <text:p>0.701</text:p>
          </table:table-cell>
          <table:table-cell table:formula="of:=TEXT(ROUND([.F5]; 3); &quot;0.000&quot;)" office:value-type="string" office:string-value="0.670" calcext:value-type="string">
            <text:p>0.670</text:p>
          </table:table-cell>
          <table:table-cell table:formula="of:=TEXT(ROUND([.G5]; 3); &quot;0.000&quot;)" office:value-type="string" office:string-value="0.670" calcext:value-type="string">
            <text:p>0.670</text:p>
          </table:table-cell>
          <table:table-cell table:formula="of:=TEXT(ROUND([.H5]; 3); &quot;0.000&quot;)" office:value-type="string" office:string-value="0.651" calcext:value-type="string">
            <text:p>0.651</text:p>
          </table:table-cell>
          <table:table-cell table:formula="of:=TEXT(ROUND([.I5]; 3); &quot;0.000&quot;)" office:value-type="string" office:string-value="0.658" calcext:value-type="string">
            <text:p>0.658</text:p>
          </table:table-cell>
          <table:table-cell/>
          <table:table-cell table:formula="of:=IF([.K5] = 1; &quot;\textdagger&quot;; &quot;&quot;)" office:value-type="string" office:string-value="\textdagger" calcext:value-type="string">
            <text:p>\textdagger</text:p>
          </table:table-cell>
          <table:table-cell table:formula="of:=IF([.L5] = 1; &quot;\textdagger&quot;; &quot;&quot;)" office:value-type="string" office:string-value="\textdagger" calcext:value-type="string">
            <text:p>\textdagger</text:p>
          </table:table-cell>
          <table:table-cell table:formula="of:=IF([.M5] = 1; &quot;\textdagger&quot;; &quot;&quot;)" office:value-type="string" office:string-value="\textdagger" calcext:value-type="string">
            <text:p>\textdagger</text:p>
          </table:table-cell>
          <table:table-cell table:formula="of:=IF([.N5] = 1; &quot;\textdagger&quot;; &quot;&quot;)">
            <text:p/>
          </table:table-cell>
          <table:table-cell table:formula="of:=IF([.O5] = 1; &quot;\textdagger&quot;; &quot;&quot;)">
            <text:p/>
          </table:table-cell>
          <table:table-cell table:formula="of:=IF([.P5] = 1; &quot;\textdagger&quot;; &quot;&quot;)" office:value-type="string" office:string-value="\textdagger" calcext:value-type="string">
            <text:p>\textdagger</text:p>
          </table:table-cell>
          <table:table-cell table:formula="of:=IF([.Q5] = 1; &quot;\textdagger&quot;; &quot;&quot;)" office:value-type="string" office:string-value="\textdagger" calcext:value-type="string">
            <text:p>\textdagger</text:p>
          </table:table-cell>
          <table:table-cell table:formula="of:=IF([.R5] = 1; &quot;\textdagger&quot;; &quot;&quot;)" office:value-type="string" office:string-value="\textdagger" calcext:value-type="string">
            <text:p>\textdagger</text:p>
          </table:table-cell>
          <table:table-cell table:formula="of:=IF([.S5] = 1; &quot;\textdagger&quot;; &quot;&quot;)" office:value-type="string" office:string-value="\textdagger" calcext:value-type="string">
            <text:p>\textdagger</text:p>
          </table:table-cell>
          <table:table-cell table:number-columns-repeated="21"/>
        </table:table-row>
        <table:table-row table:style-name="ro1">
          <table:table-cell table:formula="of:=TEXT(ROUND([.A6]; 3); &quot;0.000&quot;)" office:value-type="string" office:string-value="0.511" calcext:value-type="string">
            <text:p>0.511</text:p>
          </table:table-cell>
          <table:table-cell table:formula="of:=TEXT(ROUND([.B6]; 3); &quot;0.000&quot;)" office:value-type="string" office:string-value="0.511" calcext:value-type="string">
            <text:p>0.511</text:p>
          </table:table-cell>
          <table:table-cell table:formula="of:=TEXT(ROUND([.C6]; 3); &quot;0.000&quot;)" office:value-type="string" office:string-value="0.511" calcext:value-type="string">
            <text:p>0.511</text:p>
          </table:table-cell>
          <table:table-cell table:formula="of:=TEXT(ROUND([.D6]; 3); &quot;0.000&quot;)" office:value-type="string" office:string-value="0.728" calcext:value-type="string">
            <text:p>0.728</text:p>
          </table:table-cell>
          <table:table-cell table:formula="of:=TEXT(ROUND([.E6]; 3); &quot;0.000&quot;)" office:value-type="string" office:string-value="0.734" calcext:value-type="string">
            <text:p>0.734</text:p>
          </table:table-cell>
          <table:table-cell table:formula="of:=TEXT(ROUND([.F6]; 3); &quot;0.000&quot;)" office:value-type="string" office:string-value="0.719" calcext:value-type="string">
            <text:p>0.719</text:p>
          </table:table-cell>
          <table:table-cell table:formula="of:=TEXT(ROUND([.G6]; 3); &quot;0.000&quot;)" office:value-type="string" office:string-value="0.734" calcext:value-type="string">
            <text:p>0.734</text:p>
          </table:table-cell>
          <table:table-cell table:formula="of:=TEXT(ROUND([.H6]; 3); &quot;0.000&quot;)" office:value-type="string" office:string-value="0.711" calcext:value-type="string">
            <text:p>0.711</text:p>
          </table:table-cell>
          <table:table-cell table:formula="of:=TEXT(ROUND([.I6]; 3); &quot;0.000&quot;)" office:value-type="string" office:string-value="0.726" calcext:value-type="string">
            <text:p>0.726</text:p>
          </table:table-cell>
          <table:table-cell/>
          <table:table-cell table:formula="of:=IF([.K6] = 1; &quot;\textdagger&quot;; &quot;&quot;)" office:value-type="string" office:string-value="\textdagger" calcext:value-type="string">
            <text:p>\textdagger</text:p>
          </table:table-cell>
          <table:table-cell table:formula="of:=IF([.L6] = 1; &quot;\textdagger&quot;; &quot;&quot;)" office:value-type="string" office:string-value="\textdagger" calcext:value-type="string">
            <text:p>\textdagger</text:p>
          </table:table-cell>
          <table:table-cell table:formula="of:=IF([.M6] = 1; &quot;\textdagger&quot;; &quot;&quot;)" office:value-type="string" office:string-value="\textdagger" calcext:value-type="string">
            <text:p>\textdagger</text:p>
          </table:table-cell>
          <table:table-cell table:formula="of:=IF([.N6] = 1; &quot;\textdagger&quot;; &quot;&quot;)">
            <text:p/>
          </table:table-cell>
          <table:table-cell table:formula="of:=IF([.O6] = 1; &quot;\textdagger&quot;; &quot;&quot;)">
            <text:p/>
          </table:table-cell>
          <table:table-cell table:formula="of:=IF([.P6] = 1; &quot;\textdagger&quot;; &quot;&quot;)" office:value-type="string" office:string-value="\textdagger" calcext:value-type="string">
            <text:p>\textdagger</text:p>
          </table:table-cell>
          <table:table-cell table:formula="of:=IF([.Q6] = 1; &quot;\textdagger&quot;; &quot;&quot;)">
            <text:p/>
          </table:table-cell>
          <table:table-cell table:formula="of:=IF([.R6] = 1; &quot;\textdagger&quot;; &quot;&quot;)" office:value-type="string" office:string-value="\textdagger" calcext:value-type="string">
            <text:p>\textdagger</text:p>
          </table:table-cell>
          <table:table-cell table:formula="of:=IF([.S6] = 1; &quot;\textdagger&quot;; &quot;&quot;)">
            <text:p/>
          </table:table-cell>
          <table:table-cell table:number-columns-repeated="21"/>
        </table:table-row>
        <table:table-row table:style-name="ro1">
          <table:table-cell table:formula="of:=TEXT(ROUND([.A7]; 3); &quot;0.000&quot;)" office:value-type="string" office:string-value="0.000" calcext:value-type="string">
            <text:p>0.000</text:p>
          </table:table-cell>
          <table:table-cell table:formula="of:=TEXT(ROUND([.B7]; 3); &quot;0.000&quot;)" office:value-type="string" office:string-value="0.000" calcext:value-type="string">
            <text:p>0.000</text:p>
          </table:table-cell>
          <table:table-cell table:formula="of:=TEXT(ROUND([.C7]; 3); &quot;0.000&quot;)" office:value-type="string" office:string-value="0.000" calcext:value-type="string">
            <text:p>0.000</text:p>
          </table:table-cell>
          <table:table-cell table:formula="of:=TEXT(ROUND([.D7]; 3); &quot;0.000&quot;)" office:value-type="string" office:string-value="0.749" calcext:value-type="string">
            <text:p>0.749</text:p>
          </table:table-cell>
          <table:table-cell table:formula="of:=TEXT(ROUND([.E7]; 3); &quot;0.000&quot;)" office:value-type="string" office:string-value="0.749" calcext:value-type="string">
            <text:p>0.749</text:p>
          </table:table-cell>
          <table:table-cell table:formula="of:=TEXT(ROUND([.F7]; 3); &quot;0.000&quot;)" office:value-type="string" office:string-value="0.740" calcext:value-type="string">
            <text:p>0.740</text:p>
          </table:table-cell>
          <table:table-cell table:formula="of:=TEXT(ROUND([.G7]; 3); &quot;0.000&quot;)" office:value-type="string" office:string-value="0.741" calcext:value-type="string">
            <text:p>0.741</text:p>
          </table:table-cell>
          <table:table-cell table:formula="of:=TEXT(ROUND([.H7]; 3); &quot;0.000&quot;)" office:value-type="string" office:string-value="0.717" calcext:value-type="string">
            <text:p>0.717</text:p>
          </table:table-cell>
          <table:table-cell table:formula="of:=TEXT(ROUND([.I7]; 3); &quot;0.000&quot;)" office:value-type="string" office:string-value="0.733" calcext:value-type="string">
            <text:p>0.733</text:p>
          </table:table-cell>
          <table:table-cell/>
          <table:table-cell table:formula="of:=IF([.K7] = 1; &quot;\textdagger&quot;; &quot;&quot;)" office:value-type="string" office:string-value="\textdagger" calcext:value-type="string">
            <text:p>\textdagger</text:p>
          </table:table-cell>
          <table:table-cell table:formula="of:=IF([.L7] = 1; &quot;\textdagger&quot;; &quot;&quot;)" office:value-type="string" office:string-value="\textdagger" calcext:value-type="string">
            <text:p>\textdagger</text:p>
          </table:table-cell>
          <table:table-cell table:formula="of:=IF([.M7] = 1; &quot;\textdagger&quot;; &quot;&quot;)" office:value-type="string" office:string-value="\textdagger" calcext:value-type="string">
            <text:p>\textdagger</text:p>
          </table:table-cell>
          <table:table-cell table:formula="of:=IF([.N7] = 1; &quot;\textdagger&quot;; &quot;&quot;)">
            <text:p/>
          </table:table-cell>
          <table:table-cell table:formula="of:=IF([.O7] = 1; &quot;\textdagger&quot;; &quot;&quot;)">
            <text:p/>
          </table:table-cell>
          <table:table-cell table:formula="of:=IF([.P7] = 1; &quot;\textdagger&quot;; &quot;&quot;)" office:value-type="string" office:string-value="\textdagger" calcext:value-type="string">
            <text:p>\textdagger</text:p>
          </table:table-cell>
          <table:table-cell table:formula="of:=IF([.Q7] = 1; &quot;\textdagger&quot;; &quot;&quot;)" office:value-type="string" office:string-value="\textdagger" calcext:value-type="string">
            <text:p>\textdagger</text:p>
          </table:table-cell>
          <table:table-cell table:formula="of:=IF([.R7] = 1; &quot;\textdagger&quot;; &quot;&quot;)" office:value-type="string" office:string-value="\textdagger" calcext:value-type="string">
            <text:p>\textdagger</text:p>
          </table:table-cell>
          <table:table-cell table:formula="of:=IF([.S7] = 1; &quot;\textdagger&quot;; &quot;&quot;)" office:value-type="string" office:string-value="\textdagger" calcext:value-type="string">
            <text:p>\textdagger</text:p>
          </table:table-cell>
          <table:table-cell table:number-columns-repeated="21"/>
        </table:table-row>
        <table:table-row table:style-name="ro1">
          <table:table-cell table:formula="of:=TEXT(ROUND([.A8]; 3); &quot;0.000&quot;)" office:value-type="string" office:string-value="0.597" calcext:value-type="string">
            <text:p>0.597</text:p>
          </table:table-cell>
          <table:table-cell table:formula="of:=TEXT(ROUND([.B8]; 3); &quot;0.000&quot;)" office:value-type="string" office:string-value="0.593" calcext:value-type="string">
            <text:p>0.593</text:p>
          </table:table-cell>
          <table:table-cell table:formula="of:=TEXT(ROUND([.C8]; 3); &quot;0.000&quot;)" office:value-type="string" office:string-value="0.573" calcext:value-type="string">
            <text:p>0.573</text:p>
          </table:table-cell>
          <table:table-cell table:formula="of:=TEXT(ROUND([.D8]; 3); &quot;0.000&quot;)" office:value-type="string" office:string-value="0.823" calcext:value-type="string">
            <text:p>0.823</text:p>
          </table:table-cell>
          <table:table-cell table:formula="of:=TEXT(ROUND([.E8]; 3); &quot;0.000&quot;)" office:value-type="string" office:string-value="0.832" calcext:value-type="string">
            <text:p>0.832</text:p>
          </table:table-cell>
          <table:table-cell table:formula="of:=TEXT(ROUND([.F8]; 3); &quot;0.000&quot;)" office:value-type="string" office:string-value="0.813" calcext:value-type="string">
            <text:p>0.813</text:p>
          </table:table-cell>
          <table:table-cell table:formula="of:=TEXT(ROUND([.G8]; 3); &quot;0.000&quot;)" office:value-type="string" office:string-value="0.784" calcext:value-type="string">
            <text:p>0.784</text:p>
          </table:table-cell>
          <table:table-cell table:formula="of:=TEXT(ROUND([.H8]; 3); &quot;0.000&quot;)" office:value-type="string" office:string-value="0.756" calcext:value-type="string">
            <text:p>0.756</text:p>
          </table:table-cell>
          <table:table-cell table:formula="of:=TEXT(ROUND([.I8]; 3); &quot;0.000&quot;)" office:value-type="string" office:string-value="0.764" calcext:value-type="string">
            <text:p>0.764</text:p>
          </table:table-cell>
          <table:table-cell/>
          <table:table-cell table:formula="of:=IF([.K8] = 1; &quot;\textdagger&quot;; &quot;&quot;)" office:value-type="string" office:string-value="\textdagger" calcext:value-type="string">
            <text:p>\textdagger</text:p>
          </table:table-cell>
          <table:table-cell table:formula="of:=IF([.L8] = 1; &quot;\textdagger&quot;; &quot;&quot;)" office:value-type="string" office:string-value="\textdagger" calcext:value-type="string">
            <text:p>\textdagger</text:p>
          </table:table-cell>
          <table:table-cell table:formula="of:=IF([.M8] = 1; &quot;\textdagger&quot;; &quot;&quot;)" office:value-type="string" office:string-value="\textdagger" calcext:value-type="string">
            <text:p>\textdagger</text:p>
          </table:table-cell>
          <table:table-cell table:formula="of:=IF([.N8] = 1; &quot;\textdagger&quot;; &quot;&quot;)">
            <text:p/>
          </table:table-cell>
          <table:table-cell table:formula="of:=IF([.O8] = 1; &quot;\textdagger&quot;; &quot;&quot;)">
            <text:p/>
          </table:table-cell>
          <table:table-cell table:formula="of:=IF([.P8] = 1; &quot;\textdagger&quot;; &quot;&quot;)">
            <text:p/>
          </table:table-cell>
          <table:table-cell table:formula="of:=IF([.Q8] = 1; &quot;\textdagger&quot;; &quot;&quot;)" office:value-type="string" office:string-value="\textdagger" calcext:value-type="string">
            <text:p>\textdagger</text:p>
          </table:table-cell>
          <table:table-cell table:formula="of:=IF([.R8] = 1; &quot;\textdagger&quot;; &quot;&quot;)" office:value-type="string" office:string-value="\textdagger" calcext:value-type="string">
            <text:p>\textdagger</text:p>
          </table:table-cell>
          <table:table-cell table:formula="of:=IF([.S8] = 1; &quot;\textdagger&quot;; &quot;&quot;)" office:value-type="string" office:string-value="\textdagger" calcext:value-type="string">
            <text:p>\textdagger</text:p>
          </table:table-cell>
          <table:table-cell table:number-columns-repeated="21"/>
        </table:table-row>
        <table:table-row table:style-name="ro1">
          <table:table-cell table:formula="of:=TEXT(ROUND([.A9]; 3); &quot;0.000&quot;)" office:value-type="string" office:string-value="0.573" calcext:value-type="string">
            <text:p>0.573</text:p>
          </table:table-cell>
          <table:table-cell table:formula="of:=TEXT(ROUND([.B9]; 3); &quot;0.000&quot;)" office:value-type="string" office:string-value="0.574" calcext:value-type="string">
            <text:p>0.574</text:p>
          </table:table-cell>
          <table:table-cell table:formula="of:=TEXT(ROUND([.C9]; 3); &quot;0.000&quot;)" office:value-type="string" office:string-value="0.571" calcext:value-type="string">
            <text:p>0.571</text:p>
          </table:table-cell>
          <table:table-cell table:formula="of:=TEXT(ROUND([.D9]; 3); &quot;0.000&quot;)" office:value-type="string" office:string-value="0.804" calcext:value-type="string">
            <text:p>0.804</text:p>
          </table:table-cell>
          <table:table-cell table:formula="of:=TEXT(ROUND([.E9]; 3); &quot;0.000&quot;)" office:value-type="string" office:string-value="0.809" calcext:value-type="string">
            <text:p>0.809</text:p>
          </table:table-cell>
          <table:table-cell table:formula="of:=TEXT(ROUND([.F9]; 3); &quot;0.000&quot;)" office:value-type="string" office:string-value="0.778" calcext:value-type="string">
            <text:p>0.778</text:p>
          </table:table-cell>
          <table:table-cell table:formula="of:=TEXT(ROUND([.G9]; 3); &quot;0.000&quot;)" office:value-type="string" office:string-value="0.777" calcext:value-type="string">
            <text:p>0.777</text:p>
          </table:table-cell>
          <table:table-cell table:formula="of:=TEXT(ROUND([.H9]; 3); &quot;0.000&quot;)" office:value-type="string" office:string-value="0.752" calcext:value-type="string">
            <text:p>0.752</text:p>
          </table:table-cell>
          <table:table-cell table:formula="of:=TEXT(ROUND([.I9]; 3); &quot;0.000&quot;)" office:value-type="string" office:string-value="0.768" calcext:value-type="string">
            <text:p>0.768</text:p>
          </table:table-cell>
          <table:table-cell/>
          <table:table-cell table:formula="of:=IF([.K9] = 1; &quot;\textdagger&quot;; &quot;&quot;)" office:value-type="string" office:string-value="\textdagger" calcext:value-type="string">
            <text:p>\textdagger</text:p>
          </table:table-cell>
          <table:table-cell table:formula="of:=IF([.L9] = 1; &quot;\textdagger&quot;; &quot;&quot;)" office:value-type="string" office:string-value="\textdagger" calcext:value-type="string">
            <text:p>\textdagger</text:p>
          </table:table-cell>
          <table:table-cell table:formula="of:=IF([.M9] = 1; &quot;\textdagger&quot;; &quot;&quot;)" office:value-type="string" office:string-value="\textdagger" calcext:value-type="string">
            <text:p>\textdagger</text:p>
          </table:table-cell>
          <table:table-cell table:formula="of:=IF([.N9] = 1; &quot;\textdagger&quot;; &quot;&quot;)">
            <text:p/>
          </table:table-cell>
          <table:table-cell table:formula="of:=IF([.O9] = 1; &quot;\textdagger&quot;; &quot;&quot;)">
            <text:p/>
          </table:table-cell>
          <table:table-cell table:formula="of:=IF([.P9] = 1; &quot;\textdagger&quot;; &quot;&quot;)" office:value-type="string" office:string-value="\textdagger" calcext:value-type="string">
            <text:p>\textdagger</text:p>
          </table:table-cell>
          <table:table-cell table:formula="of:=IF([.Q9] = 1; &quot;\textdagger&quot;; &quot;&quot;)" office:value-type="string" office:string-value="\textdagger" calcext:value-type="string">
            <text:p>\textdagger</text:p>
          </table:table-cell>
          <table:table-cell table:formula="of:=IF([.R9] = 1; &quot;\textdagger&quot;; &quot;&quot;)" office:value-type="string" office:string-value="\textdagger" calcext:value-type="string">
            <text:p>\textdagger</text:p>
          </table:table-cell>
          <table:table-cell table:formula="of:=IF([.S9] = 1; &quot;\textdagger&quot;; &quot;&quot;)" office:value-type="string" office:string-value="\textdagger" calcext:value-type="string">
            <text:p>\textdagger</text:p>
          </table:table-cell>
          <table:table-cell table:number-columns-repeated="21"/>
        </table:table-row>
        <table:table-row table:style-name="ro1">
          <table:table-cell table:formula="of:=TEXT(ROUND([.A10]; 3); &quot;0.000&quot;)" office:value-type="string" office:string-value="0.562" calcext:value-type="string">
            <text:p>0.562</text:p>
          </table:table-cell>
          <table:table-cell table:formula="of:=TEXT(ROUND([.B10]; 3); &quot;0.000&quot;)" office:value-type="string" office:string-value="0.562" calcext:value-type="string">
            <text:p>0.562</text:p>
          </table:table-cell>
          <table:table-cell table:formula="of:=TEXT(ROUND([.C10]; 3); &quot;0.000&quot;)" office:value-type="string" office:string-value="0.562" calcext:value-type="string">
            <text:p>0.562</text:p>
          </table:table-cell>
          <table:table-cell table:formula="of:=TEXT(ROUND([.D10]; 3); &quot;0.000&quot;)" office:value-type="string" office:string-value="0.779" calcext:value-type="string">
            <text:p>0.779</text:p>
          </table:table-cell>
          <table:table-cell table:formula="of:=TEXT(ROUND([.E10]; 3); &quot;0.000&quot;)" office:value-type="string" office:string-value="0.784" calcext:value-type="string">
            <text:p>0.784</text:p>
          </table:table-cell>
          <table:table-cell table:formula="of:=TEXT(ROUND([.F10]; 3); &quot;0.000&quot;)" office:value-type="string" office:string-value="0.768" calcext:value-type="string">
            <text:p>0.768</text:p>
          </table:table-cell>
          <table:table-cell table:formula="of:=TEXT(ROUND([.G10]; 3); &quot;0.000&quot;)" office:value-type="string" office:string-value="0.781" calcext:value-type="string">
            <text:p>0.781</text:p>
          </table:table-cell>
          <table:table-cell table:formula="of:=TEXT(ROUND([.H10]; 3); &quot;0.000&quot;)" office:value-type="string" office:string-value="0.749" calcext:value-type="string">
            <text:p>0.749</text:p>
          </table:table-cell>
          <table:table-cell table:formula="of:=TEXT(ROUND([.I10]; 3); &quot;0.000&quot;)" office:value-type="string" office:string-value="0.767" calcext:value-type="string">
            <text:p>0.767</text:p>
          </table:table-cell>
          <table:table-cell/>
          <table:table-cell table:formula="of:=IF([.K10] = 1; &quot;\textdagger&quot;; &quot;&quot;)" office:value-type="string" office:string-value="\textdagger" calcext:value-type="string">
            <text:p>\textdagger</text:p>
          </table:table-cell>
          <table:table-cell table:formula="of:=IF([.L10] = 1; &quot;\textdagger&quot;; &quot;&quot;)" office:value-type="string" office:string-value="\textdagger" calcext:value-type="string">
            <text:p>\textdagger</text:p>
          </table:table-cell>
          <table:table-cell table:formula="of:=IF([.M10] = 1; &quot;\textdagger&quot;; &quot;&quot;)" office:value-type="string" office:string-value="\textdagger" calcext:value-type="string">
            <text:p>\textdagger</text:p>
          </table:table-cell>
          <table:table-cell table:formula="of:=IF([.N10] = 1; &quot;\textdagger&quot;; &quot;&quot;)">
            <text:p/>
          </table:table-cell>
          <table:table-cell table:formula="of:=IF([.O10] = 1; &quot;\textdagger&quot;; &quot;&quot;)">
            <text:p/>
          </table:table-cell>
          <table:table-cell table:formula="of:=IF([.P10] = 1; &quot;\textdagger&quot;; &quot;&quot;)" office:value-type="string" office:string-value="\textdagger" calcext:value-type="string">
            <text:p>\textdagger</text:p>
          </table:table-cell>
          <table:table-cell table:formula="of:=IF([.Q10] = 1; &quot;\textdagger&quot;; &quot;&quot;)">
            <text:p/>
          </table:table-cell>
          <table:table-cell table:formula="of:=IF([.R10] = 1; &quot;\textdagger&quot;; &quot;&quot;)" office:value-type="string" office:string-value="\textdagger" calcext:value-type="string">
            <text:p>\textdagger</text:p>
          </table:table-cell>
          <table:table-cell table:formula="of:=IF([.S10] = 1; &quot;\textdagger&quot;; &quot;&quot;)" office:value-type="string" office:string-value="\textdagger" calcext:value-type="string">
            <text:p>\textdagger</text:p>
          </table:table-cell>
          <table:table-cell table:number-columns-repeated="21"/>
        </table:table-row>
        <table:table-row table:style-name="ro1">
          <table:table-cell table:formula="of:=TEXT(ROUND([.A11]; 3); &quot;0.000&quot;)" office:value-type="string" office:string-value="0.000" calcext:value-type="string">
            <text:p>0.000</text:p>
          </table:table-cell>
          <table:table-cell table:formula="of:=TEXT(ROUND([.B11]; 3); &quot;0.000&quot;)" office:value-type="string" office:string-value="0.000" calcext:value-type="string">
            <text:p>0.000</text:p>
          </table:table-cell>
          <table:table-cell table:formula="of:=TEXT(ROUND([.C11]; 3); &quot;0.000&quot;)" office:value-type="string" office:string-value="0.000" calcext:value-type="string">
            <text:p>0.000</text:p>
          </table:table-cell>
          <table:table-cell table:formula="of:=TEXT(ROUND([.D11]; 3); &quot;0.000&quot;)" office:value-type="string" office:string-value="0.791" calcext:value-type="string">
            <text:p>0.791</text:p>
          </table:table-cell>
          <table:table-cell table:formula="of:=TEXT(ROUND([.E11]; 3); &quot;0.000&quot;)" office:value-type="string" office:string-value="0.792" calcext:value-type="string">
            <text:p>0.792</text:p>
          </table:table-cell>
          <table:table-cell table:formula="of:=TEXT(ROUND([.F11]; 3); &quot;0.000&quot;)" office:value-type="string" office:string-value="0.778" calcext:value-type="string">
            <text:p>0.778</text:p>
          </table:table-cell>
          <table:table-cell table:formula="of:=TEXT(ROUND([.G11]; 3); &quot;0.000&quot;)" office:value-type="string" office:string-value="0.785" calcext:value-type="string">
            <text:p>0.785</text:p>
          </table:table-cell>
          <table:table-cell table:formula="of:=TEXT(ROUND([.H11]; 3); &quot;0.000&quot;)" office:value-type="string" office:string-value="0.740" calcext:value-type="string">
            <text:p>0.740</text:p>
          </table:table-cell>
          <table:table-cell table:formula="of:=TEXT(ROUND([.I11]; 3); &quot;0.000&quot;)" office:value-type="string" office:string-value="0.772" calcext:value-type="string">
            <text:p>0.772</text:p>
          </table:table-cell>
          <table:table-cell/>
          <table:table-cell table:formula="of:=IF([.K11] = 1; &quot;\textdagger&quot;; &quot;&quot;)" office:value-type="string" office:string-value="\textdagger" calcext:value-type="string">
            <text:p>\textdagger</text:p>
          </table:table-cell>
          <table:table-cell table:formula="of:=IF([.L11] = 1; &quot;\textdagger&quot;; &quot;&quot;)" office:value-type="string" office:string-value="\textdagger" calcext:value-type="string">
            <text:p>\textdagger</text:p>
          </table:table-cell>
          <table:table-cell table:formula="of:=IF([.M11] = 1; &quot;\textdagger&quot;; &quot;&quot;)" office:value-type="string" office:string-value="\textdagger" calcext:value-type="string">
            <text:p>\textdagger</text:p>
          </table:table-cell>
          <table:table-cell table:formula="of:=IF([.N11] = 1; &quot;\textdagger&quot;; &quot;&quot;)">
            <text:p/>
          </table:table-cell>
          <table:table-cell table:formula="of:=IF([.O11] = 1; &quot;\textdagger&quot;; &quot;&quot;)">
            <text:p/>
          </table:table-cell>
          <table:table-cell table:formula="of:=IF([.P11] = 1; &quot;\textdagger&quot;; &quot;&quot;)" office:value-type="string" office:string-value="\textdagger" calcext:value-type="string">
            <text:p>\textdagger</text:p>
          </table:table-cell>
          <table:table-cell table:formula="of:=IF([.Q11] = 1; &quot;\textdagger&quot;; &quot;&quot;)" office:value-type="string" office:string-value="\textdagger" calcext:value-type="string">
            <text:p>\textdagger</text:p>
          </table:table-cell>
          <table:table-cell table:formula="of:=IF([.R11] = 1; &quot;\textdagger&quot;; &quot;&quot;)" office:value-type="string" office:string-value="\textdagger" calcext:value-type="string">
            <text:p>\textdagger</text:p>
          </table:table-cell>
          <table:table-cell table:formula="of:=IF([.S11] = 1; &quot;\textdagger&quot;; &quot;&quot;)" office:value-type="string" office:string-value="\textdagger" calcext:value-type="string">
            <text:p>\textdagger</text:p>
          </table:table-cell>
          <table:table-cell table:number-columns-repeated="21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string" calcext:value-type="string">
            <text:p><text:s/>&amp;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<text:s/>&amp; </text:p>
          </table:table-cell>
          <table:table-cell table:formula="of:=[.K13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A13]" office:value-type="string" office:string-value="0.298" calcext:value-type="string">
            <text:p>0.298</text:p>
          </table:table-cell>
          <table:table-cell office:value-type="string" calcext:value-type="string">
            <text:p><text:s/>&amp; </text:p>
          </table:table-cell>
          <table:table-cell table:formula="of:=[.L13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B13]" office:value-type="string" office:string-value="0.298" calcext:value-type="string">
            <text:p>0.298</text:p>
          </table:table-cell>
          <table:table-cell office:value-type="string" calcext:value-type="string">
            <text:p><text:s/>&amp; </text:p>
          </table:table-cell>
          <table:table-cell table:formula="of:=[.M13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C13]" office:value-type="string" office:string-value="0.300" calcext:value-type="string">
            <text:p>0.300</text:p>
          </table:table-cell>
          <table:table-cell office:value-type="string" calcext:value-type="string">
            <text:p><text:s/>&amp; </text:p>
          </table:table-cell>
          <table:table-cell table:formula="of:=[.N13]">
            <text:p/>
          </table:table-cell>
          <table:table-cell office:value-type="string" calcext:value-type="string">
            <text:p><text:s/>&amp; </text:p>
          </table:table-cell>
          <table:table-cell table:formula="of:=[.D13]" office:value-type="string" office:string-value="0.755" calcext:value-type="string">
            <text:p>0.755</text:p>
          </table:table-cell>
          <table:table-cell office:value-type="string" calcext:value-type="string">
            <text:p><text:s/>&amp; </text:p>
          </table:table-cell>
          <table:table-cell table:formula="of:=[.O13]">
            <text:p/>
          </table:table-cell>
          <table:table-cell office:value-type="string" calcext:value-type="string">
            <text:p><text:s/>&amp; </text:p>
          </table:table-cell>
          <table:table-cell table:formula="of:=[.E13]" office:value-type="string" office:string-value="0.766" calcext:value-type="string">
            <text:p>0.766</text:p>
          </table:table-cell>
          <table:table-cell office:value-type="string" calcext:value-type="string">
            <text:p><text:s/>&amp; </text:p>
          </table:table-cell>
          <table:table-cell table:formula="of:=[.P13]">
            <text:p/>
          </table:table-cell>
          <table:table-cell office:value-type="string" calcext:value-type="string">
            <text:p><text:s/>&amp; </text:p>
          </table:table-cell>
          <table:table-cell table:formula="of:=[.F13]" office:value-type="string" office:string-value="0.742" calcext:value-type="string">
            <text:p>0.742</text:p>
          </table:table-cell>
          <table:table-cell office:value-type="string" calcext:value-type="string">
            <text:p><text:s/>&amp; </text:p>
          </table:table-cell>
          <table:table-cell table:formula="of:=[.Q13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G13]" office:value-type="string" office:string-value="0.706" calcext:value-type="string">
            <text:p>0.706</text:p>
          </table:table-cell>
          <table:table-cell office:value-type="string" calcext:value-type="string">
            <text:p><text:s/>&amp; </text:p>
          </table:table-cell>
          <table:table-cell table:formula="of:=[.R13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H13]" office:value-type="string" office:string-value="0.699" calcext:value-type="string">
            <text:p>0.699</text:p>
          </table:table-cell>
          <table:table-cell office:value-type="string" calcext:value-type="string">
            <text:p><text:s/>&amp; </text:p>
          </table:table-cell>
          <table:table-cell table:formula="of:=[.S13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I13]" office:value-type="string" office:string-value="0.691" calcext:value-type="string">
            <text:p>0.69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1" office:value-type="string" calcext:value-type="string">
            <text:p>Dcell</text:p>
          </table:table-cell>
          <table:table-cell office:value-type="string" calcext:value-type="string">
            <text:p><text:s/>&amp; 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<text:s/>&amp; </text:p>
          </table:table-cell>
          <table:table-cell table:formula="of:=[.K14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A14]" office:value-type="string" office:string-value="0.302" calcext:value-type="string">
            <text:p>0.302</text:p>
          </table:table-cell>
          <table:table-cell office:value-type="string" calcext:value-type="string">
            <text:p><text:s/>&amp; </text:p>
          </table:table-cell>
          <table:table-cell table:formula="of:=[.L14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B14]" office:value-type="string" office:string-value="0.303" calcext:value-type="string">
            <text:p>0.303</text:p>
          </table:table-cell>
          <table:table-cell office:value-type="string" calcext:value-type="string">
            <text:p><text:s/>&amp; </text:p>
          </table:table-cell>
          <table:table-cell table:formula="of:=[.M14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C14]" office:value-type="string" office:string-value="0.301" calcext:value-type="string">
            <text:p>0.301</text:p>
          </table:table-cell>
          <table:table-cell office:value-type="string" calcext:value-type="string">
            <text:p><text:s/>&amp; </text:p>
          </table:table-cell>
          <table:table-cell table:formula="of:=[.N14]">
            <text:p/>
          </table:table-cell>
          <table:table-cell office:value-type="string" calcext:value-type="string">
            <text:p><text:s/>&amp; </text:p>
          </table:table-cell>
          <table:table-cell table:formula="of:=[.D14]" office:value-type="string" office:string-value="0.745" calcext:value-type="string">
            <text:p>0.745</text:p>
          </table:table-cell>
          <table:table-cell office:value-type="string" calcext:value-type="string">
            <text:p><text:s/>&amp; </text:p>
          </table:table-cell>
          <table:table-cell table:formula="of:=[.O14]">
            <text:p/>
          </table:table-cell>
          <table:table-cell office:value-type="string" calcext:value-type="string">
            <text:p><text:s/>&amp; </text:p>
          </table:table-cell>
          <table:table-cell table:formula="of:=[.E14]" office:value-type="string" office:string-value="0.751" calcext:value-type="string">
            <text:p>0.751</text:p>
          </table:table-cell>
          <table:table-cell office:value-type="string" calcext:value-type="string">
            <text:p><text:s/>&amp; </text:p>
          </table:table-cell>
          <table:table-cell table:formula="of:=[.P14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F14]" office:value-type="string" office:string-value="0.725" calcext:value-type="string">
            <text:p>0.725</text:p>
          </table:table-cell>
          <table:table-cell office:value-type="string" calcext:value-type="string">
            <text:p><text:s/>&amp; </text:p>
          </table:table-cell>
          <table:table-cell table:formula="of:=[.Q14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G14]" office:value-type="string" office:string-value="0.715" calcext:value-type="string">
            <text:p>0.715</text:p>
          </table:table-cell>
          <table:table-cell office:value-type="string" calcext:value-type="string">
            <text:p><text:s/>&amp; </text:p>
          </table:table-cell>
          <table:table-cell table:formula="of:=[.R14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H14]" office:value-type="string" office:string-value="0.709" calcext:value-type="string">
            <text:p>0.709</text:p>
          </table:table-cell>
          <table:table-cell office:value-type="string" calcext:value-type="string">
            <text:p><text:s/>&amp; </text:p>
          </table:table-cell>
          <table:table-cell table:formula="of:=[.S14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I14]" office:value-type="string" office:string-value="0.708" calcext:value-type="string">
            <text:p>0.70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<text:s/>&amp; </text:p>
          </table:table-cell>
          <table:table-cell office:value-type="float" office:value="8190" calcext:value-type="float">
            <text:p>8190</text:p>
          </table:table-cell>
          <table:table-cell office:value-type="string" calcext:value-type="string">
            <text:p><text:s/>&amp; </text:p>
          </table:table-cell>
          <table:table-cell table:formula="of:=[.K15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A15]" office:value-type="string" office:string-value="0.337" calcext:value-type="string">
            <text:p>0.337</text:p>
          </table:table-cell>
          <table:table-cell office:value-type="string" calcext:value-type="string">
            <text:p><text:s/>&amp; </text:p>
          </table:table-cell>
          <table:table-cell table:formula="of:=[.L15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B15]" office:value-type="string" office:string-value="0.337" calcext:value-type="string">
            <text:p>0.337</text:p>
          </table:table-cell>
          <table:table-cell office:value-type="string" calcext:value-type="string">
            <text:p><text:s/>&amp; </text:p>
          </table:table-cell>
          <table:table-cell table:formula="of:=[.M15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C15]" office:value-type="string" office:string-value="0.337" calcext:value-type="string">
            <text:p>0.337</text:p>
          </table:table-cell>
          <table:table-cell office:value-type="string" calcext:value-type="string">
            <text:p><text:s/>&amp; </text:p>
          </table:table-cell>
          <table:table-cell table:formula="of:=[.N15]">
            <text:p/>
          </table:table-cell>
          <table:table-cell office:value-type="string" calcext:value-type="string">
            <text:p><text:s/>&amp; </text:p>
          </table:table-cell>
          <table:table-cell table:formula="of:=[.D15]" office:value-type="string" office:string-value="0.733" calcext:value-type="string">
            <text:p>0.733</text:p>
          </table:table-cell>
          <table:table-cell office:value-type="string" calcext:value-type="string">
            <text:p><text:s/>&amp; </text:p>
          </table:table-cell>
          <table:table-cell table:formula="of:=[.O15]">
            <text:p/>
          </table:table-cell>
          <table:table-cell office:value-type="string" calcext:value-type="string">
            <text:p><text:s/>&amp; </text:p>
          </table:table-cell>
          <table:table-cell table:formula="of:=[.E15]" office:value-type="string" office:string-value="0.739" calcext:value-type="string">
            <text:p>0.739</text:p>
          </table:table-cell>
          <table:table-cell office:value-type="string" calcext:value-type="string">
            <text:p><text:s/>&amp; </text:p>
          </table:table-cell>
          <table:table-cell table:formula="of:=[.P15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F15]" office:value-type="string" office:string-value="0.728" calcext:value-type="string">
            <text:p>0.728</text:p>
          </table:table-cell>
          <table:table-cell office:value-type="string" calcext:value-type="string">
            <text:p><text:s/>&amp; </text:p>
          </table:table-cell>
          <table:table-cell table:formula="of:=[.Q15]">
            <text:p/>
          </table:table-cell>
          <table:table-cell office:value-type="string" calcext:value-type="string">
            <text:p><text:s/>&amp; </text:p>
          </table:table-cell>
          <table:table-cell table:formula="of:=[.G15]" office:value-type="string" office:string-value="0.742" calcext:value-type="string">
            <text:p>0.742</text:p>
          </table:table-cell>
          <table:table-cell office:value-type="string" calcext:value-type="string">
            <text:p><text:s/>&amp; </text:p>
          </table:table-cell>
          <table:table-cell table:formula="of:=[.R15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H15]" office:value-type="string" office:string-value="0.728" calcext:value-type="string">
            <text:p>0.728</text:p>
          </table:table-cell>
          <table:table-cell office:value-type="string" calcext:value-type="string">
            <text:p><text:s/>&amp; </text:p>
          </table:table-cell>
          <table:table-cell table:formula="of:=[.S15]">
            <text:p/>
          </table:table-cell>
          <table:table-cell office:value-type="string" calcext:value-type="string">
            <text:p><text:s/>&amp; </text:p>
          </table:table-cell>
          <table:table-cell table:formula="of:=[.I15]" office:value-type="string" office:string-value="0.737" calcext:value-type="string">
            <text:p>0.73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<text:s/>&amp;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s/>&amp; </text:p>
          </table:table-cell>
          <table:table-cell table:formula="of:=[.K16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A16]" office:value-type="string" office:string-value="0.419" calcext:value-type="string">
            <text:p>0.419</text:p>
          </table:table-cell>
          <table:table-cell office:value-type="string" calcext:value-type="string">
            <text:p><text:s/>&amp; </text:p>
          </table:table-cell>
          <table:table-cell table:formula="of:=[.L16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B16]" office:value-type="string" office:string-value="0.417" calcext:value-type="string">
            <text:p>0.417</text:p>
          </table:table-cell>
          <table:table-cell office:value-type="string" calcext:value-type="string">
            <text:p><text:s/>&amp; </text:p>
          </table:table-cell>
          <table:table-cell table:formula="of:=[.M16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C16]" office:value-type="string" office:string-value="0.403" calcext:value-type="string">
            <text:p>0.403</text:p>
          </table:table-cell>
          <table:table-cell office:value-type="string" calcext:value-type="string">
            <text:p><text:s/>&amp; </text:p>
          </table:table-cell>
          <table:table-cell table:formula="of:=[.N16]">
            <text:p/>
          </table:table-cell>
          <table:table-cell office:value-type="string" calcext:value-type="string">
            <text:p><text:s/>&amp; </text:p>
          </table:table-cell>
          <table:table-cell table:formula="of:=[.D16]" office:value-type="string" office:string-value="0.661" calcext:value-type="string">
            <text:p>0.661</text:p>
          </table:table-cell>
          <table:table-cell office:value-type="string" calcext:value-type="string">
            <text:p><text:s/>&amp; </text:p>
          </table:table-cell>
          <table:table-cell table:formula="of:=[.O16]">
            <text:p/>
          </table:table-cell>
          <table:table-cell office:value-type="string" calcext:value-type="string">
            <text:p><text:s/>&amp; </text:p>
          </table:table-cell>
          <table:table-cell table:formula="of:=[.E16]" office:value-type="string" office:string-value="0.667" calcext:value-type="string">
            <text:p>0.667</text:p>
          </table:table-cell>
          <table:table-cell office:value-type="string" calcext:value-type="string">
            <text:p><text:s/>&amp; </text:p>
          </table:table-cell>
          <table:table-cell table:formula="of:=[.P16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F16]" office:value-type="string" office:string-value="0.639" calcext:value-type="string">
            <text:p>0.639</text:p>
          </table:table-cell>
          <table:table-cell office:value-type="string" calcext:value-type="string">
            <text:p><text:s/>&amp; </text:p>
          </table:table-cell>
          <table:table-cell table:formula="of:=[.Q16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G16]" office:value-type="string" office:string-value="0.621" calcext:value-type="string">
            <text:p>0.621</text:p>
          </table:table-cell>
          <table:table-cell office:value-type="string" calcext:value-type="string">
            <text:p><text:s/>&amp; </text:p>
          </table:table-cell>
          <table:table-cell table:formula="of:=[.R16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H16]" office:value-type="string" office:string-value="0.602" calcext:value-type="string">
            <text:p>0.602</text:p>
          </table:table-cell>
          <table:table-cell office:value-type="string" calcext:value-type="string">
            <text:p><text:s/>&amp; </text:p>
          </table:table-cell>
          <table:table-cell table:formula="of:=[.S16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I16]" office:value-type="string" office:string-value="0.606" calcext:value-type="string">
            <text:p>0.60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1" office:value-type="string" calcext:value-type="string">
            <text:p>Fat Tree</text:p>
          </table:table-cell>
          <table:table-cell office:value-type="string" calcext:value-type="string">
            <text:p><text:s/>&amp;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&amp; </text:p>
          </table:table-cell>
          <table:table-cell table:formula="of:=[.K17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A17]" office:value-type="string" office:string-value="0.457" calcext:value-type="string">
            <text:p>0.457</text:p>
          </table:table-cell>
          <table:table-cell office:value-type="string" calcext:value-type="string">
            <text:p><text:s/>&amp; </text:p>
          </table:table-cell>
          <table:table-cell table:formula="of:=[.L17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B17]" office:value-type="string" office:string-value="0.457" calcext:value-type="string">
            <text:p>0.457</text:p>
          </table:table-cell>
          <table:table-cell office:value-type="string" calcext:value-type="string">
            <text:p><text:s/>&amp; </text:p>
          </table:table-cell>
          <table:table-cell table:formula="of:=[.M17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C17]" office:value-type="string" office:string-value="0.453" calcext:value-type="string">
            <text:p>0.453</text:p>
          </table:table-cell>
          <table:table-cell office:value-type="string" calcext:value-type="string">
            <text:p><text:s/>&amp; </text:p>
          </table:table-cell>
          <table:table-cell table:formula="of:=[.N17]">
            <text:p/>
          </table:table-cell>
          <table:table-cell office:value-type="string" calcext:value-type="string">
            <text:p><text:s/>&amp; </text:p>
          </table:table-cell>
          <table:table-cell table:formula="of:=[.D17]" office:value-type="string" office:string-value="0.695" calcext:value-type="string">
            <text:p>0.695</text:p>
          </table:table-cell>
          <table:table-cell office:value-type="string" calcext:value-type="string">
            <text:p><text:s/>&amp; </text:p>
          </table:table-cell>
          <table:table-cell table:formula="of:=[.O17]">
            <text:p/>
          </table:table-cell>
          <table:table-cell office:value-type="string" calcext:value-type="string">
            <text:p><text:s/>&amp; </text:p>
          </table:table-cell>
          <table:table-cell table:formula="of:=[.E17]" office:value-type="string" office:string-value="0.701" calcext:value-type="string">
            <text:p>0.701</text:p>
          </table:table-cell>
          <table:table-cell office:value-type="string" calcext:value-type="string">
            <text:p><text:s/>&amp; </text:p>
          </table:table-cell>
          <table:table-cell table:formula="of:=[.P17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F17]" office:value-type="string" office:string-value="0.670" calcext:value-type="string">
            <text:p>0.670</text:p>
          </table:table-cell>
          <table:table-cell office:value-type="string" calcext:value-type="string">
            <text:p><text:s/>&amp; </text:p>
          </table:table-cell>
          <table:table-cell table:formula="of:=[.Q17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G17]" office:value-type="string" office:string-value="0.670" calcext:value-type="string">
            <text:p>0.670</text:p>
          </table:table-cell>
          <table:table-cell office:value-type="string" calcext:value-type="string">
            <text:p><text:s/>&amp; </text:p>
          </table:table-cell>
          <table:table-cell table:formula="of:=[.R17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H17]" office:value-type="string" office:string-value="0.651" calcext:value-type="string">
            <text:p>0.651</text:p>
          </table:table-cell>
          <table:table-cell office:value-type="string" calcext:value-type="string">
            <text:p><text:s/>&amp; </text:p>
          </table:table-cell>
          <table:table-cell table:formula="of:=[.S17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I17]" office:value-type="string" office:string-value="0.658" calcext:value-type="string">
            <text:p>0.65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<text:s/>&amp; 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<text:s/>&amp; </text:p>
          </table:table-cell>
          <table:table-cell table:formula="of:=[.K18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A18]" office:value-type="string" office:string-value="0.511" calcext:value-type="string">
            <text:p>0.511</text:p>
          </table:table-cell>
          <table:table-cell office:value-type="string" calcext:value-type="string">
            <text:p><text:s/>&amp; </text:p>
          </table:table-cell>
          <table:table-cell table:formula="of:=[.L18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B18]" office:value-type="string" office:string-value="0.511" calcext:value-type="string">
            <text:p>0.511</text:p>
          </table:table-cell>
          <table:table-cell office:value-type="string" calcext:value-type="string">
            <text:p><text:s/>&amp; </text:p>
          </table:table-cell>
          <table:table-cell table:formula="of:=[.M18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C18]" office:value-type="string" office:string-value="0.511" calcext:value-type="string">
            <text:p>0.511</text:p>
          </table:table-cell>
          <table:table-cell office:value-type="string" calcext:value-type="string">
            <text:p><text:s/>&amp; </text:p>
          </table:table-cell>
          <table:table-cell table:formula="of:=[.N18]">
            <text:p/>
          </table:table-cell>
          <table:table-cell office:value-type="string" calcext:value-type="string">
            <text:p><text:s/>&amp; </text:p>
          </table:table-cell>
          <table:table-cell table:formula="of:=[.D18]" office:value-type="string" office:string-value="0.728" calcext:value-type="string">
            <text:p>0.728</text:p>
          </table:table-cell>
          <table:table-cell office:value-type="string" calcext:value-type="string">
            <text:p><text:s/>&amp; </text:p>
          </table:table-cell>
          <table:table-cell table:formula="of:=[.O18]">
            <text:p/>
          </table:table-cell>
          <table:table-cell office:value-type="string" calcext:value-type="string">
            <text:p><text:s/>&amp; </text:p>
          </table:table-cell>
          <table:table-cell table:formula="of:=[.E18]" office:value-type="string" office:string-value="0.734" calcext:value-type="string">
            <text:p>0.734</text:p>
          </table:table-cell>
          <table:table-cell office:value-type="string" calcext:value-type="string">
            <text:p><text:s/>&amp; </text:p>
          </table:table-cell>
          <table:table-cell table:formula="of:=[.P18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F18]" office:value-type="string" office:string-value="0.719" calcext:value-type="string">
            <text:p>0.719</text:p>
          </table:table-cell>
          <table:table-cell office:value-type="string" calcext:value-type="string">
            <text:p><text:s/>&amp; </text:p>
          </table:table-cell>
          <table:table-cell table:formula="of:=[.Q18]">
            <text:p/>
          </table:table-cell>
          <table:table-cell office:value-type="string" calcext:value-type="string">
            <text:p><text:s/>&amp; </text:p>
          </table:table-cell>
          <table:table-cell table:formula="of:=[.G18]" office:value-type="string" office:string-value="0.734" calcext:value-type="string">
            <text:p>0.734</text:p>
          </table:table-cell>
          <table:table-cell office:value-type="string" calcext:value-type="string">
            <text:p><text:s/>&amp; </text:p>
          </table:table-cell>
          <table:table-cell table:formula="of:=[.R18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H18]" office:value-type="string" office:string-value="0.711" calcext:value-type="string">
            <text:p>0.711</text:p>
          </table:table-cell>
          <table:table-cell office:value-type="string" calcext:value-type="string">
            <text:p><text:s/>&amp; </text:p>
          </table:table-cell>
          <table:table-cell table:formula="of:=[.S18]">
            <text:p/>
          </table:table-cell>
          <table:table-cell office:value-type="string" calcext:value-type="string">
            <text:p><text:s/>&amp; </text:p>
          </table:table-cell>
          <table:table-cell table:formula="of:=[.I18]" office:value-type="string" office:string-value="0.726" calcext:value-type="string">
            <text:p>0.72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<text:s/>&amp; 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<text:s/>&amp; </text:p>
          </table:table-cell>
          <table:table-cell table:formula="of:=[.K19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s/>&amp; </text:p>
          </table:table-cell>
          <table:table-cell table:formula="of:=[.L19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s/>&amp; </text:p>
          </table:table-cell>
          <table:table-cell table:formula="of:=[.M19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s/>&amp; </text:p>
          </table:table-cell>
          <table:table-cell table:formula="of:=[.N19]">
            <text:p/>
          </table:table-cell>
          <table:table-cell office:value-type="string" calcext:value-type="string">
            <text:p><text:s/>&amp; </text:p>
          </table:table-cell>
          <table:table-cell table:formula="of:=[.D19]" office:value-type="string" office:string-value="0.749" calcext:value-type="string">
            <text:p>0.749</text:p>
          </table:table-cell>
          <table:table-cell office:value-type="string" calcext:value-type="string">
            <text:p><text:s/>&amp; </text:p>
          </table:table-cell>
          <table:table-cell table:formula="of:=[.O19]">
            <text:p/>
          </table:table-cell>
          <table:table-cell office:value-type="string" calcext:value-type="string">
            <text:p><text:s/>&amp; </text:p>
          </table:table-cell>
          <table:table-cell table:formula="of:=[.E19]" office:value-type="string" office:string-value="0.749" calcext:value-type="string">
            <text:p>0.749</text:p>
          </table:table-cell>
          <table:table-cell office:value-type="string" calcext:value-type="string">
            <text:p><text:s/>&amp; </text:p>
          </table:table-cell>
          <table:table-cell table:formula="of:=[.P19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F19]" office:value-type="string" office:string-value="0.740" calcext:value-type="string">
            <text:p>0.740</text:p>
          </table:table-cell>
          <table:table-cell office:value-type="string" calcext:value-type="string">
            <text:p><text:s/>&amp; </text:p>
          </table:table-cell>
          <table:table-cell table:formula="of:=[.Q19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G19]" office:value-type="string" office:string-value="0.741" calcext:value-type="string">
            <text:p>0.741</text:p>
          </table:table-cell>
          <table:table-cell office:value-type="string" calcext:value-type="string">
            <text:p><text:s/>&amp; </text:p>
          </table:table-cell>
          <table:table-cell table:formula="of:=[.R19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H19]" office:value-type="string" office:string-value="0.717" calcext:value-type="string">
            <text:p>0.717</text:p>
          </table:table-cell>
          <table:table-cell office:value-type="string" calcext:value-type="string">
            <text:p><text:s/>&amp; </text:p>
          </table:table-cell>
          <table:table-cell table:formula="of:=[.S19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I19]" office:value-type="string" office:string-value="0.733" calcext:value-type="string">
            <text:p>0.73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<text:s/>&amp; 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<text:s/>&amp; </text:p>
          </table:table-cell>
          <table:table-cell table:formula="of:=[.K20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A20]" office:value-type="string" office:string-value="0.597" calcext:value-type="string">
            <text:p>0.597</text:p>
          </table:table-cell>
          <table:table-cell office:value-type="string" calcext:value-type="string">
            <text:p><text:s/>&amp; </text:p>
          </table:table-cell>
          <table:table-cell table:formula="of:=[.L20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B20]" office:value-type="string" office:string-value="0.593" calcext:value-type="string">
            <text:p>0.593</text:p>
          </table:table-cell>
          <table:table-cell office:value-type="string" calcext:value-type="string">
            <text:p><text:s/>&amp; </text:p>
          </table:table-cell>
          <table:table-cell table:formula="of:=[.M20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C20]" office:value-type="string" office:string-value="0.573" calcext:value-type="string">
            <text:p>0.573</text:p>
          </table:table-cell>
          <table:table-cell office:value-type="string" calcext:value-type="string">
            <text:p><text:s/>&amp; </text:p>
          </table:table-cell>
          <table:table-cell table:formula="of:=[.N20]">
            <text:p/>
          </table:table-cell>
          <table:table-cell office:value-type="string" calcext:value-type="string">
            <text:p><text:s/>&amp; </text:p>
          </table:table-cell>
          <table:table-cell table:formula="of:=[.D20]" office:value-type="string" office:string-value="0.823" calcext:value-type="string">
            <text:p>0.823</text:p>
          </table:table-cell>
          <table:table-cell office:value-type="string" calcext:value-type="string">
            <text:p><text:s/>&amp; </text:p>
          </table:table-cell>
          <table:table-cell table:formula="of:=[.O20]">
            <text:p/>
          </table:table-cell>
          <table:table-cell office:value-type="string" calcext:value-type="string">
            <text:p><text:s/>&amp; </text:p>
          </table:table-cell>
          <table:table-cell table:formula="of:=[.E20]" office:value-type="string" office:string-value="0.832" calcext:value-type="string">
            <text:p>0.832</text:p>
          </table:table-cell>
          <table:table-cell office:value-type="string" calcext:value-type="string">
            <text:p><text:s/>&amp; </text:p>
          </table:table-cell>
          <table:table-cell table:formula="of:=[.P20]">
            <text:p/>
          </table:table-cell>
          <table:table-cell office:value-type="string" calcext:value-type="string">
            <text:p><text:s/>&amp; </text:p>
          </table:table-cell>
          <table:table-cell table:formula="of:=[.F20]" office:value-type="string" office:string-value="0.813" calcext:value-type="string">
            <text:p>0.813</text:p>
          </table:table-cell>
          <table:table-cell office:value-type="string" calcext:value-type="string">
            <text:p><text:s/>&amp; </text:p>
          </table:table-cell>
          <table:table-cell table:formula="of:=[.Q20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G20]" office:value-type="string" office:string-value="0.784" calcext:value-type="string">
            <text:p>0.784</text:p>
          </table:table-cell>
          <table:table-cell office:value-type="string" calcext:value-type="string">
            <text:p><text:s/>&amp; </text:p>
          </table:table-cell>
          <table:table-cell table:formula="of:=[.R20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H20]" office:value-type="string" office:string-value="0.756" calcext:value-type="string">
            <text:p>0.756</text:p>
          </table:table-cell>
          <table:table-cell office:value-type="string" calcext:value-type="string">
            <text:p><text:s/>&amp; </text:p>
          </table:table-cell>
          <table:table-cell table:formula="of:=[.S20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I20]" office:value-type="string" office:string-value="0.764" calcext:value-type="string">
            <text:p>0.76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1" office:value-type="string" calcext:value-type="string">
            <text:p>Leaf Spine</text:p>
          </table:table-cell>
          <table:table-cell office:value-type="string" calcext:value-type="string">
            <text:p><text:s/>&amp; 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<text:s/>&amp; </text:p>
          </table:table-cell>
          <table:table-cell table:formula="of:=[.K21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A21]" office:value-type="string" office:string-value="0.573" calcext:value-type="string">
            <text:p>0.573</text:p>
          </table:table-cell>
          <table:table-cell office:value-type="string" calcext:value-type="string">
            <text:p><text:s/>&amp; </text:p>
          </table:table-cell>
          <table:table-cell table:formula="of:=[.L21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B21]" office:value-type="string" office:string-value="0.574" calcext:value-type="string">
            <text:p>0.574</text:p>
          </table:table-cell>
          <table:table-cell office:value-type="string" calcext:value-type="string">
            <text:p><text:s/>&amp; </text:p>
          </table:table-cell>
          <table:table-cell table:formula="of:=[.M21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C21]" office:value-type="string" office:string-value="0.571" calcext:value-type="string">
            <text:p>0.571</text:p>
          </table:table-cell>
          <table:table-cell office:value-type="string" calcext:value-type="string">
            <text:p><text:s/>&amp; </text:p>
          </table:table-cell>
          <table:table-cell table:formula="of:=[.N21]">
            <text:p/>
          </table:table-cell>
          <table:table-cell office:value-type="string" calcext:value-type="string">
            <text:p><text:s/>&amp; </text:p>
          </table:table-cell>
          <table:table-cell table:formula="of:=[.D21]" office:value-type="string" office:string-value="0.804" calcext:value-type="string">
            <text:p>0.804</text:p>
          </table:table-cell>
          <table:table-cell office:value-type="string" calcext:value-type="string">
            <text:p><text:s/>&amp; </text:p>
          </table:table-cell>
          <table:table-cell table:formula="of:=[.O21]">
            <text:p/>
          </table:table-cell>
          <table:table-cell office:value-type="string" calcext:value-type="string">
            <text:p><text:s/>&amp; </text:p>
          </table:table-cell>
          <table:table-cell table:formula="of:=[.E21]" office:value-type="string" office:string-value="0.809" calcext:value-type="string">
            <text:p>0.809</text:p>
          </table:table-cell>
          <table:table-cell office:value-type="string" calcext:value-type="string">
            <text:p><text:s/>&amp; </text:p>
          </table:table-cell>
          <table:table-cell table:formula="of:=[.P21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F21]" office:value-type="string" office:string-value="0.778" calcext:value-type="string">
            <text:p>0.778</text:p>
          </table:table-cell>
          <table:table-cell office:value-type="string" calcext:value-type="string">
            <text:p><text:s/>&amp; </text:p>
          </table:table-cell>
          <table:table-cell table:formula="of:=[.Q21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G21]" office:value-type="string" office:string-value="0.777" calcext:value-type="string">
            <text:p>0.777</text:p>
          </table:table-cell>
          <table:table-cell office:value-type="string" calcext:value-type="string">
            <text:p><text:s/>&amp; </text:p>
          </table:table-cell>
          <table:table-cell table:formula="of:=[.R21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H21]" office:value-type="string" office:string-value="0.752" calcext:value-type="string">
            <text:p>0.752</text:p>
          </table:table-cell>
          <table:table-cell office:value-type="string" calcext:value-type="string">
            <text:p><text:s/>&amp; </text:p>
          </table:table-cell>
          <table:table-cell table:formula="of:=[.S21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I21]" office:value-type="string" office:string-value="0.768" calcext:value-type="string">
            <text:p>0.76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<text:s/>&amp; 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<text:s/>&amp; </text:p>
          </table:table-cell>
          <table:table-cell table:formula="of:=[.K22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A22]" office:value-type="string" office:string-value="0.562" calcext:value-type="string">
            <text:p>0.562</text:p>
          </table:table-cell>
          <table:table-cell office:value-type="string" calcext:value-type="string">
            <text:p><text:s/>&amp; </text:p>
          </table:table-cell>
          <table:table-cell table:formula="of:=[.L22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B22]" office:value-type="string" office:string-value="0.562" calcext:value-type="string">
            <text:p>0.562</text:p>
          </table:table-cell>
          <table:table-cell office:value-type="string" calcext:value-type="string">
            <text:p><text:s/>&amp; </text:p>
          </table:table-cell>
          <table:table-cell table:formula="of:=[.M22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C22]" office:value-type="string" office:string-value="0.562" calcext:value-type="string">
            <text:p>0.562</text:p>
          </table:table-cell>
          <table:table-cell office:value-type="string" calcext:value-type="string">
            <text:p><text:s/>&amp; </text:p>
          </table:table-cell>
          <table:table-cell table:formula="of:=[.N22]">
            <text:p/>
          </table:table-cell>
          <table:table-cell office:value-type="string" calcext:value-type="string">
            <text:p><text:s/>&amp; </text:p>
          </table:table-cell>
          <table:table-cell table:formula="of:=[.D22]" office:value-type="string" office:string-value="0.779" calcext:value-type="string">
            <text:p>0.779</text:p>
          </table:table-cell>
          <table:table-cell office:value-type="string" calcext:value-type="string">
            <text:p><text:s/>&amp; </text:p>
          </table:table-cell>
          <table:table-cell table:formula="of:=[.O22]">
            <text:p/>
          </table:table-cell>
          <table:table-cell office:value-type="string" calcext:value-type="string">
            <text:p><text:s/>&amp; </text:p>
          </table:table-cell>
          <table:table-cell table:formula="of:=[.E22]" office:value-type="string" office:string-value="0.784" calcext:value-type="string">
            <text:p>0.784</text:p>
          </table:table-cell>
          <table:table-cell office:value-type="string" calcext:value-type="string">
            <text:p><text:s/>&amp; </text:p>
          </table:table-cell>
          <table:table-cell table:formula="of:=[.P22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F22]" office:value-type="string" office:string-value="0.768" calcext:value-type="string">
            <text:p>0.768</text:p>
          </table:table-cell>
          <table:table-cell office:value-type="string" calcext:value-type="string">
            <text:p><text:s/>&amp; </text:p>
          </table:table-cell>
          <table:table-cell table:formula="of:=[.Q22]">
            <text:p/>
          </table:table-cell>
          <table:table-cell office:value-type="string" calcext:value-type="string">
            <text:p><text:s/>&amp; </text:p>
          </table:table-cell>
          <table:table-cell table:formula="of:=[.G22]" office:value-type="string" office:string-value="0.781" calcext:value-type="string">
            <text:p>0.781</text:p>
          </table:table-cell>
          <table:table-cell office:value-type="string" calcext:value-type="string">
            <text:p><text:s/>&amp; </text:p>
          </table:table-cell>
          <table:table-cell table:formula="of:=[.R22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H22]" office:value-type="string" office:string-value="0.749" calcext:value-type="string">
            <text:p>0.749</text:p>
          </table:table-cell>
          <table:table-cell office:value-type="string" calcext:value-type="string">
            <text:p><text:s/>&amp; </text:p>
          </table:table-cell>
          <table:table-cell table:formula="of:=[.S22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I22]" office:value-type="string" office:string-value="0.767" calcext:value-type="string">
            <text:p>0.76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<text:s/>&amp; </text:p>
          </table:table-cell>
          <table:table-cell office:value-type="float" office:value="15488" calcext:value-type="float">
            <text:p>15488</text:p>
          </table:table-cell>
          <table:table-cell office:value-type="string" calcext:value-type="string">
            <text:p><text:s/>&amp; </text:p>
          </table:table-cell>
          <table:table-cell table:formula="of:=[.K23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s/>&amp; </text:p>
          </table:table-cell>
          <table:table-cell table:formula="of:=[.L23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s/>&amp; </text:p>
          </table:table-cell>
          <table:table-cell table:formula="of:=[.M23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s/>&amp; </text:p>
          </table:table-cell>
          <table:table-cell table:formula="of:=[.N23]">
            <text:p/>
          </table:table-cell>
          <table:table-cell office:value-type="string" calcext:value-type="string">
            <text:p><text:s/>&amp; </text:p>
          </table:table-cell>
          <table:table-cell table:formula="of:=[.D23]" office:value-type="string" office:string-value="0.791" calcext:value-type="string">
            <text:p>0.791</text:p>
          </table:table-cell>
          <table:table-cell office:value-type="string" calcext:value-type="string">
            <text:p><text:s/>&amp; </text:p>
          </table:table-cell>
          <table:table-cell table:formula="of:=[.O23]">
            <text:p/>
          </table:table-cell>
          <table:table-cell office:value-type="string" calcext:value-type="string">
            <text:p><text:s/>&amp; </text:p>
          </table:table-cell>
          <table:table-cell table:formula="of:=[.E23]" office:value-type="string" office:string-value="0.792" calcext:value-type="string">
            <text:p>0.792</text:p>
          </table:table-cell>
          <table:table-cell office:value-type="string" calcext:value-type="string">
            <text:p><text:s/>&amp; </text:p>
          </table:table-cell>
          <table:table-cell table:formula="of:=[.P23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F23]" office:value-type="string" office:string-value="0.778" calcext:value-type="string">
            <text:p>0.778</text:p>
          </table:table-cell>
          <table:table-cell office:value-type="string" calcext:value-type="string">
            <text:p><text:s/>&amp; </text:p>
          </table:table-cell>
          <table:table-cell table:formula="of:=[.Q23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G23]" office:value-type="string" office:string-value="0.785" calcext:value-type="string">
            <text:p>0.785</text:p>
          </table:table-cell>
          <table:table-cell office:value-type="string" calcext:value-type="string">
            <text:p><text:s/>&amp; </text:p>
          </table:table-cell>
          <table:table-cell table:formula="of:=[.R23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H23]" office:value-type="string" office:string-value="0.740" calcext:value-type="string">
            <text:p>0.740</text:p>
          </table:table-cell>
          <table:table-cell office:value-type="string" calcext:value-type="string">
            <text:p><text:s/>&amp; </text:p>
          </table:table-cell>
          <table:table-cell table:formula="of:=[.S23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I23]" office:value-type="string" office:string-value="0.772" calcext:value-type="string">
            <text:p>0.772</text:p>
          </table:table-cell>
          <table:table-cell office:value-type="string" calcext:value-type="string">
            <text:p>\\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table:formula="of:=COM.MICROSOFT.CONCAT([.A25:.AN25])" office:value-type="string" office:string-value=" &amp; 420 &amp; \textdagger &amp; 0.298 &amp; \textdagger &amp; 0.298 &amp; \textdagger &amp; 0.300 &amp;  &amp; 0.755 &amp;  &amp; 0.766 &amp;  &amp; 0.742 &amp; \textdagger &amp; 0.706 &amp; \textdagger &amp; 0.699 &amp; \textdagger &amp; 0.691\\" calcext:value-type="string">
            <text:p><text:s/>&amp; 420 &amp; \textdagger &amp; 0.298 &amp; \textdagger &amp; 0.298 &amp; \textdagger &amp; 0.300 &amp; <text:s/>&amp; 0.755 &amp; <text:s/>&amp; 0.766 &amp; <text:s/>&amp; 0.742 &amp; \textdagger &amp; 0.706 &amp; \textdagger &amp; 0.699 &amp; \textdagger &amp; 0.691\\</text:p>
          </table:table-cell>
          <table:table-cell table:number-columns-repeated="39"/>
        </table:table-row>
        <table:table-row table:style-name="ro1">
          <table:table-cell table:formula="of:=COM.MICROSOFT.CONCAT([.A26:.AN26])" office:value-type="string" office:string-value="Dcell &amp; 930 &amp; \textdagger &amp; 0.302 &amp; \textdagger &amp; 0.303 &amp; \textdagger &amp; 0.301 &amp;  &amp; 0.745 &amp;  &amp; 0.751 &amp; \textdagger &amp; 0.725 &amp; \textdagger &amp; 0.715 &amp; \textdagger &amp; 0.709 &amp; \textdagger &amp; 0.708\\" calcext:value-type="string">
            <text:p>Dcell &amp; 930 &amp; \textdagger &amp; 0.302 &amp; \textdagger &amp; 0.303 &amp; \textdagger &amp; 0.301 &amp; <text:s/>&amp; 0.745 &amp; <text:s/>&amp; 0.751 &amp; \textdagger &amp; 0.725 &amp; \textdagger &amp; 0.715 &amp; \textdagger &amp; 0.709 &amp; \textdagger &amp; 0.708\\</text:p>
          </table:table-cell>
          <table:table-cell table:number-columns-repeated="39"/>
        </table:table-row>
        <table:table-row table:style-name="ro1">
          <table:table-cell table:formula="of:=COM.MICROSOFT.CONCAT([.A27:.AN27])" office:value-type="string" office:string-value=" &amp; 8190 &amp; \textdagger &amp; 0.337 &amp; \textdagger &amp; 0.337 &amp; \textdagger &amp; 0.337 &amp;  &amp; 0.733 &amp;  &amp; 0.739 &amp; \textdagger &amp; 0.728 &amp;  &amp; 0.742 &amp; \textdagger &amp; 0.728 &amp;  &amp; 0.737\\" calcext:value-type="string">
            <text:p><text:s/>&amp; 8190 &amp; \textdagger &amp; 0.337 &amp; \textdagger &amp; 0.337 &amp; \textdagger &amp; 0.337 &amp; <text:s/>&amp; 0.733 &amp; <text:s/>&amp; 0.739 &amp; \textdagger &amp; 0.728 &amp; <text:s/>&amp; 0.742 &amp; \textdagger &amp; 0.728 &amp; <text:s/>&amp; 0.737\\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\cmidrule{1-2} \cmidrule(l){3-8} \cmidrule(l){9-14} \cmidrule(l){15-20}</text:p>
          </table:table-cell>
          <table:table-cell table:number-columns-repeated="39"/>
        </table:table-row>
        <table:table-row table:style-name="ro1">
          <table:table-cell table:formula="of:=COM.MICROSOFT.CONCAT([.A28:.AN28])" office:value-type="string" office:string-value=" &amp; 432 &amp; \textdagger &amp; 0.419 &amp; \textdagger &amp; 0.417 &amp; \textdagger &amp; 0.403 &amp;  &amp; 0.661 &amp;  &amp; 0.667 &amp; \textdagger &amp; 0.639 &amp; \textdagger &amp; 0.621 &amp; \textdagger &amp; 0.602 &amp; \textdagger &amp; 0.606\\" calcext:value-type="string">
            <text:p><text:s/>&amp; 432 &amp; \textdagger &amp; 0.419 &amp; \textdagger &amp; 0.417 &amp; \textdagger &amp; 0.403 &amp; <text:s/>&amp; 0.661 &amp; <text:s/>&amp; 0.667 &amp; \textdagger &amp; 0.639 &amp; \textdagger &amp; 0.621 &amp; \textdagger &amp; 0.602 &amp; \textdagger &amp; 0.606\\</text:p>
          </table:table-cell>
          <table:table-cell table:number-columns-repeated="39"/>
        </table:table-row>
        <table:table-row table:style-name="ro1">
          <table:table-cell table:formula="of:=COM.MICROSOFT.CONCAT([.A29:.AN29])" office:value-type="string" office:string-value="Fat Tree &amp; 1024 &amp; \textdagger &amp; 0.457 &amp; \textdagger &amp; 0.457 &amp; \textdagger &amp; 0.453 &amp;  &amp; 0.695 &amp;  &amp; 0.701 &amp; \textdagger &amp; 0.670 &amp; \textdagger &amp; 0.670 &amp; \textdagger &amp; 0.651 &amp; \textdagger &amp; 0.658\\" calcext:value-type="string">
            <text:p>Fat Tree &amp; 1024 &amp; \textdagger &amp; 0.457 &amp; \textdagger &amp; 0.457 &amp; \textdagger &amp; 0.453 &amp; <text:s/>&amp; 0.695 &amp; <text:s/>&amp; 0.701 &amp; \textdagger &amp; 0.670 &amp; \textdagger &amp; 0.670 &amp; \textdagger &amp; 0.651 &amp; \textdagger &amp; 0.658\\</text:p>
          </table:table-cell>
          <table:table-cell table:number-columns-repeated="39"/>
        </table:table-row>
        <table:table-row table:style-name="ro1">
          <table:table-cell table:formula="of:=COM.MICROSOFT.CONCAT([.A30:.AN30])" office:value-type="string" office:string-value=" &amp; 8192 &amp; \textdagger &amp; 0.511 &amp; \textdagger &amp; 0.511 &amp; \textdagger &amp; 0.511 &amp;  &amp; 0.728 &amp;  &amp; 0.734 &amp; \textdagger &amp; 0.719 &amp;  &amp; 0.734 &amp; \textdagger &amp; 0.711 &amp;  &amp; 0.726\\" calcext:value-type="string">
            <text:p><text:s/>&amp; 8192 &amp; \textdagger &amp; 0.511 &amp; \textdagger &amp; 0.511 &amp; \textdagger &amp; 0.511 &amp; <text:s/>&amp; 0.728 &amp; <text:s/>&amp; 0.734 &amp; \textdagger &amp; 0.719 &amp; <text:s/>&amp; 0.734 &amp; \textdagger &amp; 0.711 &amp; <text:s/>&amp; 0.726\\</text:p>
          </table:table-cell>
          <table:table-cell table:number-columns-repeated="39"/>
        </table:table-row>
        <table:table-row table:style-name="ro1">
          <table:table-cell table:formula="of:=COM.MICROSOFT.CONCAT([.A31:.AN31])" office:value-type="string" office:string-value=" &amp; 16000 &amp; \textdagger &amp; --- &amp; \textdagger &amp; --- &amp; \textdagger &amp; --- &amp;  &amp; 0.749 &amp;  &amp; 0.749 &amp; \textdagger &amp; 0.740 &amp; \textdagger &amp; 0.741 &amp; \textdagger &amp; 0.717 &amp; \textdagger &amp; 0.733\\" calcext:value-type="string">
            <text:p><text:s/>&amp; 16000 &amp; \textdagger &amp; --- &amp; \textdagger &amp; --- &amp; \textdagger &amp; --- &amp; <text:s/>&amp; 0.749 &amp; <text:s/>&amp; 0.749 &amp; \textdagger &amp; 0.740 &amp; \textdagger &amp; 0.741 &amp; \textdagger &amp; 0.717 &amp; \textdagger &amp; 0.733\\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\cmidrule{1-2} \cmidrule(l){3-8} \cmidrule(l){9-14} \cmidrule(l){15-20}</text:p>
          </table:table-cell>
          <table:table-cell table:number-columns-repeated="39"/>
        </table:table-row>
        <table:table-row table:style-name="ro1">
          <table:table-cell table:formula="of:=COM.MICROSOFT.CONCAT([.A32:.AN32])" office:value-type="string" office:string-value=" &amp; 392 &amp; \textdagger &amp; 0.597 &amp; \textdagger &amp; 0.593 &amp; \textdagger &amp; 0.573 &amp;  &amp; 0.823 &amp;  &amp; 0.832 &amp;  &amp; 0.813 &amp; \textdagger &amp; 0.784 &amp; \textdagger &amp; 0.756 &amp; \textdagger &amp; 0.764\\" calcext:value-type="string">
            <text:p><text:s/>&amp; 392 &amp; \textdagger &amp; 0.597 &amp; \textdagger &amp; 0.593 &amp; \textdagger &amp; 0.573 &amp; <text:s/>&amp; 0.823 &amp; <text:s/>&amp; 0.832 &amp; <text:s/>&amp; 0.813 &amp; \textdagger &amp; 0.784 &amp; \textdagger &amp; 0.756 &amp; \textdagger &amp; 0.764\\</text:p>
          </table:table-cell>
          <table:table-cell table:number-columns-repeated="39"/>
        </table:table-row>
        <table:table-row table:style-name="ro1">
          <table:table-cell table:formula="of:=COM.MICROSOFT.CONCAT([.A33:.AN33])" office:value-type="string" office:string-value="Leaf Spine &amp; 1152 &amp; \textdagger &amp; 0.573 &amp; \textdagger &amp; 0.574 &amp; \textdagger &amp; 0.571 &amp;  &amp; 0.804 &amp;  &amp; 0.809 &amp; \textdagger &amp; 0.778 &amp; \textdagger &amp; 0.777 &amp; \textdagger &amp; 0.752 &amp; \textdagger &amp; 0.768\\" calcext:value-type="string">
            <text:p>Leaf Spine &amp; 1152 &amp; \textdagger &amp; 0.573 &amp; \textdagger &amp; 0.574 &amp; \textdagger &amp; 0.571 &amp; <text:s/>&amp; 0.804 &amp; <text:s/>&amp; 0.809 &amp; \textdagger &amp; 0.778 &amp; \textdagger &amp; 0.777 &amp; \textdagger &amp; 0.752 &amp; \textdagger &amp; 0.768\\</text:p>
          </table:table-cell>
          <table:table-cell table:number-columns-repeated="39"/>
        </table:table-row>
        <table:table-row table:style-name="ro1">
          <table:table-cell table:formula="of:=COM.MICROSOFT.CONCAT([.A34:.AN34])" office:value-type="string" office:string-value=" &amp; 8192 &amp; \textdagger &amp; 0.562 &amp; \textdagger &amp; 0.562 &amp; \textdagger &amp; 0.562 &amp;  &amp; 0.779 &amp;  &amp; 0.784 &amp; \textdagger &amp; 0.768 &amp;  &amp; 0.781 &amp; \textdagger &amp; 0.749 &amp; \textdagger &amp; 0.767\\" calcext:value-type="string">
            <text:p><text:s/>&amp; 8192 &amp; \textdagger &amp; 0.562 &amp; \textdagger &amp; 0.562 &amp; \textdagger &amp; 0.562 &amp; <text:s/>&amp; 0.779 &amp; <text:s/>&amp; 0.784 &amp; \textdagger &amp; 0.768 &amp; <text:s/>&amp; 0.781 &amp; \textdagger &amp; 0.749 &amp; \textdagger &amp; 0.767\\</text:p>
          </table:table-cell>
          <table:table-cell table:number-columns-repeated="39"/>
        </table:table-row>
        <table:table-row table:style-name="ro1">
          <table:table-cell table:formula="of:=COM.MICROSOFT.CONCAT([.A35:.AN35])" office:value-type="string" office:string-value=" &amp; 15488 &amp; \textdagger &amp; --- &amp; \textdagger &amp; --- &amp; \textdagger &amp; --- &amp;  &amp; 0.791 &amp;  &amp; 0.792 &amp; \textdagger &amp; 0.778 &amp; \textdagger &amp; 0.785 &amp; \textdagger &amp; 0.740 &amp; \textdagger &amp; 0.772\\" calcext:value-type="string">
            <text:p><text:s/>&amp; 15488 &amp; \textdagger &amp; --- &amp; \textdagger &amp; --- &amp; \textdagger &amp; --- &amp; <text:s/>&amp; 0.791 &amp; <text:s/>&amp; 0.792 &amp; \textdagger &amp; 0.778 &amp; \textdagger &amp; 0.785 &amp; \textdagger &amp; 0.740 &amp; \textdagger &amp; 0.772\\</text:p>
          </table:table-cell>
          <table:table-cell table:number-columns-repeated="39"/>
        </table:table-row>
        <table:table-row table:style-name="ro1">
          <table:table-cell table:formula="of:=COM.MICROSOFT.CONCAT([.A36:.AN36])">
            <text:p/>
          </table:table-cell>
          <table:table-cell table:number-columns-repeated="39"/>
        </table:table-row>
        <table:table-row table:style-name="ro1">
          <table:table-cell table:formula="of:=COM.MICROSOFT.CONCAT([.A37:.AN37])">
            <text:p/>
          </table:table-cell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12:37:33.771058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7:51:41.746038804</meta:creation-date>
    <dc:date>2020-01-28T12:37:48.149004703</dc:date>
    <meta:editing-duration>PT23H37M25S</meta:editing-duration>
    <meta:editing-cycles>54</meta:editing-cycles>
    <meta:generator>LibreOffice/6.0.7.3$Linux_X86_64 LibreOffice_project/00m0$Build-3</meta:generator>
    <meta:document-statistic meta:table-count="1" meta:cell-count="843" meta:object-count="0"/>
  </office:meta>
</office:document-meta>
</file>